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edValue" table:style-name="ta1">
        <table:shapes>
          <draw:frame draw:z-index="0" draw:style-name="gr1" draw:text-style-name="P1" svg:width="453.51pt" svg:height="255.09pt" svg:x="146.89pt" svg:y="2729.23pt">
            <loext:p draw:notify-on-update-of-ranges="speedValue.A2:speedValue.A244 speedValue.B2:speedValue.B2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Speed</text:p>
          </table:table-cell>
          <table:table-cell/>
          <table:table-cell table:style-name="ce1" office:value-type="string" calcext:value-type="string" table:number-columns-spanned="3" table:number-rows-spanned="1">
            <text:p>Acceleration on tiled floor</text:p>
          </table:table-cell>
          <table:covered-table-cell table:number-columns-repeated="2"/>
        </table:table-row>
        <table:table-row table:style-name="ro1">
          <table:table-cell office:value-type="float" office:value="0.000156000000000003" calcext:value-type="float">
            <text:p>0.000156</text:p>
          </table:table-cell>
          <table:table-cell office:value-type="float" office:value="0.430878" calcext:value-type="float">
            <text:p>0.430878</text:p>
          </table:table-cell>
          <table:table-cell table:number-columns-repeated="4"/>
        </table:table-row>
        <table:table-row table:style-name="ro1">
          <table:table-cell office:value-type="float" office:value="0.024732" calcext:value-type="float">
            <text:p>0.024732</text:p>
          </table:table-cell>
          <table:table-cell office:value-type="float" office:value="0.447463" calcext:value-type="float">
            <text:p>0.447463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0.024884" calcext:value-type="float">
            <text:p>0.024884</text:p>
          </table:table-cell>
          <table:table-cell office:value-type="float" office:value="0.447536" calcext:value-type="float">
            <text:p>0.447536</text:p>
          </table:table-cell>
          <table:table-cell table:number-columns-repeated="4"/>
        </table:table-row>
        <table:table-row table:style-name="ro1">
          <table:table-cell office:value-type="float" office:value="0.049904" calcext:value-type="float">
            <text:p>0.049904</text:p>
          </table:table-cell>
          <table:table-cell office:value-type="float" office:value="0.659463" calcext:value-type="float">
            <text:p>0.659463</text:p>
          </table:table-cell>
          <table:table-cell table:number-columns-repeated="4"/>
        </table:table-row>
        <table:table-row table:style-name="ro1">
          <table:table-cell office:value-type="float" office:value="0.05006" calcext:value-type="float">
            <text:p>0.05006</text:p>
          </table:table-cell>
          <table:table-cell office:value-type="float" office:value="0.659358" calcext:value-type="float">
            <text:p>0.659358</text:p>
          </table:table-cell>
          <table:table-cell table:number-columns-repeated="4"/>
        </table:table-row>
        <table:table-row table:style-name="ro1">
          <table:table-cell office:value-type="float" office:value="0.075572" calcext:value-type="float">
            <text:p>0.075572</text:p>
          </table:table-cell>
          <table:table-cell office:value-type="float" office:value="1.07787" calcext:value-type="float">
            <text:p>1.07787</text:p>
          </table:table-cell>
          <table:table-cell table:number-columns-repeated="4"/>
        </table:table-row>
        <table:table-row table:style-name="ro1">
          <table:table-cell office:value-type="float" office:value="0.075744" calcext:value-type="float">
            <text:p>0.075744</text:p>
          </table:table-cell>
          <table:table-cell office:value-type="float" office:value="1.07719" calcext:value-type="float">
            <text:p>1.07719</text:p>
          </table:table-cell>
          <table:table-cell table:number-columns-repeated="4"/>
        </table:table-row>
        <table:table-row table:style-name="ro1">
          <table:table-cell office:value-type="float" office:value="0.100248" calcext:value-type="float">
            <text:p>0.100248</text:p>
          </table:table-cell>
          <table:table-cell office:value-type="float" office:value="1.34544" calcext:value-type="float">
            <text:p>1.34544</text:p>
          </table:table-cell>
          <table:table-cell table:number-columns-repeated="4"/>
        </table:table-row>
        <table:table-row table:style-name="ro1">
          <table:table-cell office:value-type="float" office:value="0.10042" calcext:value-type="float">
            <text:p>0.10042</text:p>
          </table:table-cell>
          <table:table-cell office:value-type="float" office:value="1.34544" calcext:value-type="float">
            <text:p>1.34544</text:p>
          </table:table-cell>
          <table:table-cell table:number-columns-repeated="4"/>
        </table:table-row>
        <table:table-row table:style-name="ro1">
          <table:table-cell office:value-type="float" office:value="0.126048" calcext:value-type="float">
            <text:p>0.126048</text:p>
          </table:table-cell>
          <table:table-cell office:value-type="float" office:value="1.50129" calcext:value-type="float">
            <text:p>1.50129</text:p>
          </table:table-cell>
          <table:table-cell table:number-columns-repeated="4"/>
        </table:table-row>
        <table:table-row table:style-name="ro1">
          <table:table-cell office:value-type="float" office:value="0.126204" calcext:value-type="float">
            <text:p>0.126204</text:p>
          </table:table-cell>
          <table:table-cell office:value-type="float" office:value="1.50222" calcext:value-type="float">
            <text:p>1.50222</text:p>
          </table:table-cell>
          <table:table-cell table:number-columns-repeated="4"/>
        </table:table-row>
        <table:table-row table:style-name="ro1">
          <table:table-cell office:value-type="float" office:value="0.150248" calcext:value-type="float">
            <text:p>0.150248</text:p>
          </table:table-cell>
          <table:table-cell office:value-type="float" office:value="1.8292" calcext:value-type="float">
            <text:p>1.8292</text:p>
          </table:table-cell>
          <table:table-cell table:number-columns-repeated="4"/>
        </table:table-row>
        <table:table-row table:style-name="ro1">
          <table:table-cell office:value-type="float" office:value="0.1504" calcext:value-type="float">
            <text:p>0.1504</text:p>
          </table:table-cell>
          <table:table-cell office:value-type="float" office:value="1.60082" calcext:value-type="float">
            <text:p>1.60082</text:p>
          </table:table-cell>
          <table:table-cell table:number-columns-repeated="4"/>
        </table:table-row>
        <table:table-row table:style-name="ro1">
          <table:table-cell office:value-type="float" office:value="0.175012" calcext:value-type="float">
            <text:p>0.175012</text:p>
          </table:table-cell>
          <table:table-cell office:value-type="float" office:value="2.01098" calcext:value-type="float">
            <text:p>2.01098</text:p>
          </table:table-cell>
          <table:table-cell table:number-columns-repeated="4"/>
        </table:table-row>
        <table:table-row table:style-name="ro1">
          <table:table-cell office:value-type="float" office:value="0.175164" calcext:value-type="float">
            <text:p>0.175164</text:p>
          </table:table-cell>
          <table:table-cell office:value-type="float" office:value="2.01098" calcext:value-type="float">
            <text:p>2.01098</text:p>
          </table:table-cell>
          <table:table-cell table:number-columns-repeated="4"/>
        </table:table-row>
        <table:table-row table:style-name="ro1">
          <table:table-cell office:value-type="float" office:value="0.20086" calcext:value-type="float">
            <text:p>0.20086</text:p>
          </table:table-cell>
          <table:table-cell office:value-type="float" office:value="2.14072" calcext:value-type="float">
            <text:p>2.14072</text:p>
          </table:table-cell>
          <table:table-cell table:number-columns-repeated="4"/>
        </table:table-row>
        <table:table-row table:style-name="ro1">
          <table:table-cell office:value-type="float" office:value="0.201016" calcext:value-type="float">
            <text:p>0.201016</text:p>
          </table:table-cell>
          <table:table-cell office:value-type="float" office:value="2.35443" calcext:value-type="float">
            <text:p>2.35443</text:p>
          </table:table-cell>
          <table:table-cell table:number-columns-repeated="4"/>
        </table:table-row>
        <table:table-row table:style-name="ro1">
          <table:table-cell office:value-type="float" office:value="0.22522" calcext:value-type="float">
            <text:p>0.22522</text:p>
          </table:table-cell>
          <table:table-cell office:value-type="float" office:value="2.49863" calcext:value-type="float">
            <text:p>2.49863</text:p>
          </table:table-cell>
          <table:table-cell table:number-columns-repeated="4"/>
        </table:table-row>
        <table:table-row table:style-name="ro1">
          <table:table-cell office:value-type="float" office:value="0.225376" calcext:value-type="float">
            <text:p>0.225376</text:p>
          </table:table-cell>
          <table:table-cell office:value-type="float" office:value="2.27148" calcext:value-type="float">
            <text:p>2.27148</text:p>
          </table:table-cell>
          <table:table-cell table:number-columns-repeated="4"/>
        </table:table-row>
        <table:table-row table:style-name="ro1">
          <table:table-cell office:value-type="float" office:value="0.250992" calcext:value-type="float">
            <text:p>0.250992</text:p>
          </table:table-cell>
          <table:table-cell office:value-type="float" office:value="2.36174" calcext:value-type="float">
            <text:p>2.36174</text:p>
          </table:table-cell>
          <table:table-cell table:number-columns-repeated="4"/>
        </table:table-row>
        <table:table-row table:style-name="ro1">
          <table:table-cell office:value-type="float" office:value="0.251148" calcext:value-type="float">
            <text:p>0.251148</text:p>
          </table:table-cell>
          <table:table-cell office:value-type="float" office:value="2.57644" calcext:value-type="float">
            <text:p>2.57644</text:p>
          </table:table-cell>
          <table:table-cell table:number-columns-repeated="4"/>
        </table:table-row>
        <table:table-row table:style-name="ro1">
          <table:table-cell office:value-type="float" office:value="0.275236" calcext:value-type="float">
            <text:p>0.275236</text:p>
          </table:table-cell>
          <table:table-cell office:value-type="float" office:value="2.51059" calcext:value-type="float">
            <text:p>2.51059</text:p>
          </table:table-cell>
          <table:table-cell table:number-columns-repeated="4"/>
        </table:table-row>
        <table:table-row table:style-name="ro1">
          <table:table-cell office:value-type="float" office:value="0.275392" calcext:value-type="float">
            <text:p>0.275392</text:p>
          </table:table-cell>
          <table:table-cell office:value-type="float" office:value="2.28235" calcext:value-type="float">
            <text:p>2.28235</text:p>
          </table:table-cell>
          <table:table-cell table:number-columns-repeated="4"/>
        </table:table-row>
        <table:table-row table:style-name="ro1">
          <table:table-cell office:value-type="float" office:value="0.301504" calcext:value-type="float">
            <text:p>0.301504</text:p>
          </table:table-cell>
          <table:table-cell office:value-type="float" office:value="2.52779" calcext:value-type="float">
            <text:p>2.52779</text:p>
          </table:table-cell>
          <table:table-cell table:number-columns-repeated="4"/>
        </table:table-row>
        <table:table-row table:style-name="ro1">
          <table:table-cell office:value-type="float" office:value="0.301668" calcext:value-type="float">
            <text:p>0.301668</text:p>
          </table:table-cell>
          <table:table-cell office:value-type="float" office:value="2.52702" calcext:value-type="float">
            <text:p>2.52702</text:p>
          </table:table-cell>
          <table:table-cell table:number-columns-repeated="4"/>
        </table:table-row>
        <table:table-row table:style-name="ro1">
          <table:table-cell office:value-type="float" office:value="0.329304" calcext:value-type="float">
            <text:p>0.329304</text:p>
          </table:table-cell>
          <table:table-cell office:value-type="float" office:value="2.38849" calcext:value-type="float">
            <text:p>2.38849</text:p>
          </table:table-cell>
          <table:table-cell table:number-columns-repeated="4"/>
        </table:table-row>
        <table:table-row table:style-name="ro1">
          <table:table-cell office:value-type="float" office:value="0.329464" calcext:value-type="float">
            <text:p>0.329464</text:p>
          </table:table-cell>
          <table:table-cell office:value-type="float" office:value="2.38883" calcext:value-type="float">
            <text:p>2.38883</text:p>
          </table:table-cell>
          <table:table-cell table:number-columns-repeated="4"/>
        </table:table-row>
        <table:table-row table:style-name="ro1">
          <table:table-cell office:value-type="float" office:value="0.354572" calcext:value-type="float">
            <text:p>0.354572</text:p>
          </table:table-cell>
          <table:table-cell office:value-type="float" office:value="2.18986" calcext:value-type="float">
            <text:p>2.18986</text:p>
          </table:table-cell>
          <table:table-cell table:number-columns-repeated="4"/>
        </table:table-row>
        <table:table-row table:style-name="ro1">
          <table:table-cell office:value-type="float" office:value="0.354724" calcext:value-type="float">
            <text:p>0.354724</text:p>
          </table:table-cell>
          <table:table-cell office:value-type="float" office:value="2.40961" calcext:value-type="float">
            <text:p>2.40961</text:p>
          </table:table-cell>
          <table:table-cell table:number-columns-repeated="4"/>
        </table:table-row>
        <table:table-row table:style-name="ro1">
          <table:table-cell office:value-type="float" office:value="0.379852" calcext:value-type="float">
            <text:p>0.379852</text:p>
          </table:table-cell>
          <table:table-cell office:value-type="float" office:value="2.62658" calcext:value-type="float">
            <text:p>2.62658</text:p>
          </table:table-cell>
          <table:table-cell table:number-columns-repeated="4"/>
        </table:table-row>
        <table:table-row table:style-name="ro1">
          <table:table-cell office:value-type="float" office:value="0.380004" calcext:value-type="float">
            <text:p>0.380004</text:p>
          </table:table-cell>
          <table:table-cell office:value-type="float" office:value="2.62658" calcext:value-type="float">
            <text:p>2.62658</text:p>
          </table:table-cell>
          <table:table-cell table:number-columns-repeated="4"/>
        </table:table-row>
        <table:table-row table:style-name="ro1">
          <table:table-cell office:value-type="float" office:value="0.404156" calcext:value-type="float">
            <text:p>0.404156</text:p>
          </table:table-cell>
          <table:table-cell office:value-type="float" office:value="2.73206" calcext:value-type="float">
            <text:p>2.73206</text:p>
          </table:table-cell>
          <table:table-cell table:number-columns-repeated="4"/>
        </table:table-row>
        <table:table-row table:style-name="ro1">
          <table:table-cell office:value-type="float" office:value="0.404312" calcext:value-type="float">
            <text:p>0.404312</text:p>
          </table:table-cell>
          <table:table-cell office:value-type="float" office:value="2.50398" calcext:value-type="float">
            <text:p>2.50398</text:p>
          </table:table-cell>
          <table:table-cell table:number-columns-repeated="4"/>
        </table:table-row>
        <table:table-row table:style-name="ro1">
          <table:table-cell office:value-type="float" office:value="0.429884" calcext:value-type="float">
            <text:p>0.429884</text:p>
          </table:table-cell>
          <table:table-cell office:value-type="float" office:value="2.58085" calcext:value-type="float">
            <text:p>2.58085</text:p>
          </table:table-cell>
          <table:table-cell table:number-columns-repeated="4"/>
        </table:table-row>
        <table:table-row table:style-name="ro1">
          <table:table-cell office:value-type="float" office:value="0.43004" calcext:value-type="float">
            <text:p>0.43004</text:p>
          </table:table-cell>
          <table:table-cell office:value-type="float" office:value="2.58085" calcext:value-type="float">
            <text:p>2.58085</text:p>
          </table:table-cell>
          <table:table-cell table:number-columns-repeated="4"/>
        </table:table-row>
        <table:table-row table:style-name="ro1">
          <table:table-cell office:value-type="float" office:value="0.454652" calcext:value-type="float">
            <text:p>0.454652</text:p>
          </table:table-cell>
          <table:table-cell office:value-type="float" office:value="2.45747" calcext:value-type="float">
            <text:p>2.45747</text:p>
          </table:table-cell>
          <table:table-cell table:number-columns-repeated="4"/>
        </table:table-row>
        <table:table-row table:style-name="ro1">
          <table:table-cell office:value-type="float" office:value="0.454804" calcext:value-type="float">
            <text:p>0.454804</text:p>
          </table:table-cell>
          <table:table-cell office:value-type="float" office:value="2.68131" calcext:value-type="float">
            <text:p>2.68131</text:p>
          </table:table-cell>
          <table:table-cell table:number-columns-repeated="4"/>
        </table:table-row>
        <table:table-row table:style-name="ro1">
          <table:table-cell office:value-type="float" office:value="0.4789" calcext:value-type="float">
            <text:p>0.4789</text:p>
          </table:table-cell>
          <table:table-cell office:value-type="float" office:value="2.73837" calcext:value-type="float">
            <text:p>2.73837</text:p>
          </table:table-cell>
          <table:table-cell table:number-columns-repeated="4"/>
        </table:table-row>
        <table:table-row table:style-name="ro1">
          <table:table-cell office:value-type="float" office:value="0.479056" calcext:value-type="float">
            <text:p>0.479056</text:p>
          </table:table-cell>
          <table:table-cell office:value-type="float" office:value="2.73792" calcext:value-type="float">
            <text:p>2.73792</text:p>
          </table:table-cell>
          <table:table-cell table:number-columns-repeated="4"/>
        </table:table-row>
        <table:table-row table:style-name="ro1">
          <table:table-cell office:value-type="float" office:value="0.504776" calcext:value-type="float">
            <text:p>0.504776</text:p>
          </table:table-cell>
          <table:table-cell office:value-type="float" office:value="2.77992" calcext:value-type="float">
            <text:p>2.77992</text:p>
          </table:table-cell>
          <table:table-cell table:number-columns-repeated="4"/>
        </table:table-row>
        <table:table-row table:style-name="ro1">
          <table:table-cell office:value-type="float" office:value="0.504932" calcext:value-type="float">
            <text:p>0.504932</text:p>
          </table:table-cell>
          <table:table-cell office:value-type="float" office:value="2.56608" calcext:value-type="float">
            <text:p>2.56608</text:p>
          </table:table-cell>
          <table:table-cell table:number-columns-repeated="4"/>
        </table:table-row>
        <table:table-row table:style-name="ro1">
          <table:table-cell office:value-type="float" office:value="0.52908" calcext:value-type="float">
            <text:p>0.52908</text:p>
          </table:table-cell>
          <table:table-cell office:value-type="float" office:value="2.73206" calcext:value-type="float">
            <text:p>2.73206</text:p>
          </table:table-cell>
          <table:table-cell table:number-columns-repeated="4"/>
        </table:table-row>
        <table:table-row table:style-name="ro1">
          <table:table-cell office:value-type="float" office:value="0.529232" calcext:value-type="float">
            <text:p>0.529232</text:p>
          </table:table-cell>
          <table:table-cell office:value-type="float" office:value="2.96022" calcext:value-type="float">
            <text:p>2.96022</text:p>
          </table:table-cell>
          <table:table-cell table:number-columns-repeated="4"/>
        </table:table-row>
        <table:table-row table:style-name="ro1">
          <table:table-cell office:value-type="float" office:value="0.55482" calcext:value-type="float">
            <text:p>0.55482</text:p>
          </table:table-cell>
          <table:table-cell office:value-type="float" office:value="3.00958" calcext:value-type="float">
            <text:p>3.00958</text:p>
          </table:table-cell>
          <table:table-cell table:number-columns-repeated="4"/>
        </table:table-row>
        <table:table-row table:style-name="ro1">
          <table:table-cell office:value-type="float" office:value="0.554976" calcext:value-type="float">
            <text:p>0.554976</text:p>
          </table:table-cell>
          <table:table-cell office:value-type="float" office:value="2.79418" calcext:value-type="float">
            <text:p>2.79418</text:p>
          </table:table-cell>
          <table:table-cell table:number-columns-repeated="4"/>
        </table:table-row>
        <table:table-row table:style-name="ro1">
          <table:table-cell office:value-type="float" office:value="0.57968" calcext:value-type="float">
            <text:p>0.57968</text:p>
          </table:table-cell>
          <table:table-cell office:value-type="float" office:value="2.89354" calcext:value-type="float">
            <text:p>2.89354</text:p>
          </table:table-cell>
          <table:table-cell table:number-columns-repeated="4"/>
        </table:table-row>
        <table:table-row table:style-name="ro1">
          <table:table-cell office:value-type="float" office:value="0.579832" calcext:value-type="float">
            <text:p>0.579832</text:p>
          </table:table-cell>
          <table:table-cell office:value-type="float" office:value="3.11662" calcext:value-type="float">
            <text:p>3.11662</text:p>
          </table:table-cell>
          <table:table-cell table:number-columns-repeated="4"/>
        </table:table-row>
        <table:table-row table:style-name="ro1">
          <table:table-cell office:value-type="float" office:value="0.604464" calcext:value-type="float">
            <text:p>0.604464</text:p>
          </table:table-cell>
          <table:table-cell office:value-type="float" office:value="3.12567" calcext:value-type="float">
            <text:p>3.12567</text:p>
          </table:table-cell>
          <table:table-cell table:number-columns-repeated="4"/>
        </table:table-row>
        <table:table-row table:style-name="ro1">
          <table:table-cell office:value-type="float" office:value="0.604624" calcext:value-type="float">
            <text:p>0.604624</text:p>
          </table:table-cell>
          <table:table-cell office:value-type="float" office:value="3.12466" calcext:value-type="float">
            <text:p>3.12466</text:p>
          </table:table-cell>
          <table:table-cell table:number-columns-repeated="4"/>
        </table:table-row>
        <table:table-row table:style-name="ro1">
          <table:table-cell office:value-type="float" office:value="0.629676" calcext:value-type="float">
            <text:p>0.629676</text:p>
          </table:table-cell>
          <table:table-cell office:value-type="float" office:value="3.07261" calcext:value-type="float">
            <text:p>3.07261</text:p>
          </table:table-cell>
          <table:table-cell table:number-columns-repeated="4"/>
        </table:table-row>
        <table:table-row table:style-name="ro1">
          <table:table-cell office:value-type="float" office:value="0.629828" calcext:value-type="float">
            <text:p>0.629828</text:p>
          </table:table-cell>
          <table:table-cell office:value-type="float" office:value="3.07359" calcext:value-type="float">
            <text:p>3.07359</text:p>
          </table:table-cell>
          <table:table-cell table:number-columns-repeated="4"/>
        </table:table-row>
        <table:table-row table:style-name="ro1">
          <table:table-cell office:value-type="float" office:value="0.655048" calcext:value-type="float">
            <text:p>0.655048</text:p>
          </table:table-cell>
          <table:table-cell office:value-type="float" office:value="3.27132" calcext:value-type="float">
            <text:p>3.27132</text:p>
          </table:table-cell>
          <table:table-cell table:number-columns-repeated="4"/>
        </table:table-row>
        <table:table-row table:style-name="ro1">
          <table:table-cell office:value-type="float" office:value="0.6552" calcext:value-type="float">
            <text:p>0.6552</text:p>
          </table:table-cell>
          <table:table-cell office:value-type="float" office:value="3.27132" calcext:value-type="float">
            <text:p>3.27132</text:p>
          </table:table-cell>
          <table:table-cell table:number-columns-repeated="4"/>
        </table:table-row>
        <table:table-row table:style-name="ro1">
          <table:table-cell office:value-type="float" office:value="0.680728" calcext:value-type="float">
            <text:p>0.680728</text:p>
          </table:table-cell>
          <table:table-cell office:value-type="float" office:value="3.23209" calcext:value-type="float">
            <text:p>3.23209</text:p>
          </table:table-cell>
          <table:table-cell table:number-columns-repeated="4"/>
        </table:table-row>
        <table:table-row table:style-name="ro1">
          <table:table-cell office:value-type="float" office:value="0.680884" calcext:value-type="float">
            <text:p>0.680884</text:p>
          </table:table-cell>
          <table:table-cell office:value-type="float" office:value="3.23158" calcext:value-type="float">
            <text:p>3.23158</text:p>
          </table:table-cell>
          <table:table-cell table:number-columns-repeated="4"/>
        </table:table-row>
        <table:table-row table:style-name="ro1">
          <table:table-cell office:value-type="float" office:value="0.705412" calcext:value-type="float">
            <text:p>0.705412</text:p>
          </table:table-cell>
          <table:table-cell office:value-type="float" office:value="3.3625" calcext:value-type="float">
            <text:p>3.3625</text:p>
          </table:table-cell>
          <table:table-cell table:number-columns-repeated="4"/>
        </table:table-row>
        <table:table-row table:style-name="ro1">
          <table:table-cell office:value-type="float" office:value="0.705572" calcext:value-type="float">
            <text:p>0.705572</text:p>
          </table:table-cell>
          <table:table-cell office:value-type="float" office:value="3.36196" calcext:value-type="float">
            <text:p>3.36196</text:p>
          </table:table-cell>
          <table:table-cell table:number-columns-repeated="4"/>
        </table:table-row>
        <table:table-row table:style-name="ro1">
          <table:table-cell office:value-type="float" office:value="0.729772" calcext:value-type="float">
            <text:p>0.729772</text:p>
          </table:table-cell>
          <table:table-cell office:value-type="float" office:value="3.18008" calcext:value-type="float">
            <text:p>3.18008</text:p>
          </table:table-cell>
          <table:table-cell table:number-columns-repeated="4"/>
        </table:table-row>
        <table:table-row table:style-name="ro1">
          <table:table-cell office:value-type="float" office:value="0.729928" calcext:value-type="float">
            <text:p>0.729928</text:p>
          </table:table-cell>
          <table:table-cell office:value-type="float" office:value="3.40778" calcext:value-type="float">
            <text:p>3.40778</text:p>
          </table:table-cell>
          <table:table-cell table:number-columns-repeated="4"/>
        </table:table-row>
        <table:table-row table:style-name="ro1">
          <table:table-cell office:value-type="float" office:value="0.755588" calcext:value-type="float">
            <text:p>0.755588</text:p>
          </table:table-cell>
          <table:table-cell office:value-type="float" office:value="3.4294" calcext:value-type="float">
            <text:p>3.4294</text:p>
          </table:table-cell>
          <table:table-cell table:number-columns-repeated="4"/>
        </table:table-row>
        <table:table-row table:style-name="ro1">
          <table:table-cell office:value-type="float" office:value="0.755744" calcext:value-type="float">
            <text:p>0.755744</text:p>
          </table:table-cell>
          <table:table-cell office:value-type="float" office:value="3.4294" calcext:value-type="float">
            <text:p>3.4294</text:p>
          </table:table-cell>
          <table:table-cell table:number-columns-repeated="4"/>
        </table:table-row>
        <table:table-row table:style-name="ro1">
          <table:table-cell office:value-type="float" office:value="0.780412" calcext:value-type="float">
            <text:p>0.780412</text:p>
          </table:table-cell>
          <table:table-cell office:value-type="float" office:value="3.56644" calcext:value-type="float">
            <text:p>3.56644</text:p>
          </table:table-cell>
          <table:table-cell table:number-columns-repeated="4"/>
        </table:table-row>
        <table:table-row table:style-name="ro1">
          <table:table-cell office:value-type="float" office:value="0.780576" calcext:value-type="float">
            <text:p>0.780576</text:p>
          </table:table-cell>
          <table:table-cell office:value-type="float" office:value="3.56529" calcext:value-type="float">
            <text:p>3.56529</text:p>
          </table:table-cell>
          <table:table-cell table:number-columns-repeated="4"/>
        </table:table-row>
        <table:table-row table:style-name="ro1">
          <table:table-cell office:value-type="float" office:value="0.805712" calcext:value-type="float">
            <text:p>0.805712</text:p>
          </table:table-cell>
          <table:table-cell office:value-type="float" office:value="3.49934" calcext:value-type="float">
            <text:p>3.49934</text:p>
          </table:table-cell>
          <table:table-cell table:number-columns-repeated="4"/>
        </table:table-row>
        <table:table-row table:style-name="ro1">
          <table:table-cell office:value-type="float" office:value="0.805868" calcext:value-type="float">
            <text:p>0.805868</text:p>
          </table:table-cell>
          <table:table-cell office:value-type="float" office:value="3.50045" calcext:value-type="float">
            <text:p>3.50045</text:p>
          </table:table-cell>
          <table:table-cell table:number-columns-repeated="4"/>
        </table:table-row>
        <table:table-row table:style-name="ro1">
          <table:table-cell office:value-type="float" office:value="0.830448" calcext:value-type="float">
            <text:p>0.830448</text:p>
          </table:table-cell>
          <table:table-cell office:value-type="float" office:value="3.57913" calcext:value-type="float">
            <text:p>3.57913</text:p>
          </table:table-cell>
          <table:table-cell table:number-columns-repeated="4"/>
        </table:table-row>
        <table:table-row table:style-name="ro1">
          <table:table-cell office:value-type="float" office:value="0.830608" calcext:value-type="float">
            <text:p>0.830608</text:p>
          </table:table-cell>
          <table:table-cell office:value-type="float" office:value="3.57855" calcext:value-type="float">
            <text:p>3.57855</text:p>
          </table:table-cell>
          <table:table-cell table:number-columns-repeated="4"/>
        </table:table-row>
        <table:table-row table:style-name="ro1">
          <table:table-cell office:value-type="float" office:value="0.855824" calcext:value-type="float">
            <text:p>0.855824</text:p>
          </table:table-cell>
          <table:table-cell office:value-type="float" office:value="3.70691" calcext:value-type="float">
            <text:p>3.70691</text:p>
          </table:table-cell>
          <table:table-cell table:number-columns-repeated="4"/>
        </table:table-row>
        <table:table-row table:style-name="ro1">
          <table:table-cell office:value-type="float" office:value="0.85598" calcext:value-type="float">
            <text:p>0.85598</text:p>
          </table:table-cell>
          <table:table-cell office:value-type="float" office:value="3.7075" calcext:value-type="float">
            <text:p>3.7075</text:p>
          </table:table-cell>
          <table:table-cell table:number-columns-repeated="4"/>
        </table:table-row>
        <table:table-row table:style-name="ro1">
          <table:table-cell office:value-type="float" office:value="0.880628" calcext:value-type="float">
            <text:p>0.880628</text:p>
          </table:table-cell>
          <table:table-cell office:value-type="float" office:value="3.56932" calcext:value-type="float">
            <text:p>3.56932</text:p>
          </table:table-cell>
          <table:table-cell table:number-columns-repeated="4"/>
        </table:table-row>
        <table:table-row table:style-name="ro1">
          <table:table-cell office:value-type="float" office:value="0.880784" calcext:value-type="float">
            <text:p>0.880784</text:p>
          </table:table-cell>
          <table:table-cell office:value-type="float" office:value="3.7924" calcext:value-type="float">
            <text:p>3.7924</text:p>
          </table:table-cell>
          <table:table-cell table:number-columns-repeated="4"/>
        </table:table-row>
        <table:table-row table:style-name="ro1">
          <table:table-cell office:value-type="float" office:value="0.90492" calcext:value-type="float">
            <text:p>0.90492</text:p>
          </table:table-cell>
          <table:table-cell office:value-type="float" office:value="3.64455" calcext:value-type="float">
            <text:p>3.64455</text:p>
          </table:table-cell>
          <table:table-cell table:number-columns-repeated="4"/>
        </table:table-row>
        <table:table-row table:style-name="ro1">
          <table:table-cell office:value-type="float" office:value="0.905092" calcext:value-type="float">
            <text:p>0.905092</text:p>
          </table:table-cell>
          <table:table-cell office:value-type="float" office:value="3.64215" calcext:value-type="float">
            <text:p>3.64215</text:p>
          </table:table-cell>
          <table:table-cell table:number-columns-repeated="4"/>
        </table:table-row>
        <table:table-row table:style-name="ro1">
          <table:table-cell office:value-type="float" office:value="0.930692" calcext:value-type="float">
            <text:p>0.930692</text:p>
          </table:table-cell>
          <table:table-cell office:value-type="float" office:value="3.86466" calcext:value-type="float">
            <text:p>3.86466</text:p>
          </table:table-cell>
          <table:table-cell table:number-columns-repeated="4"/>
        </table:table-row>
        <table:table-row table:style-name="ro1">
          <table:table-cell office:value-type="float" office:value="0.930852" calcext:value-type="float">
            <text:p>0.930852</text:p>
          </table:table-cell>
          <table:table-cell office:value-type="float" office:value="3.86646" calcext:value-type="float">
            <text:p>3.86646</text:p>
          </table:table-cell>
          <table:table-cell table:number-columns-repeated="4"/>
        </table:table-row>
        <table:table-row table:style-name="ro1">
          <table:table-cell office:value-type="float" office:value="0.955052" calcext:value-type="float">
            <text:p>0.955052</text:p>
          </table:table-cell>
          <table:table-cell office:value-type="float" office:value="3.86152" calcext:value-type="float">
            <text:p>3.86152</text:p>
          </table:table-cell>
          <table:table-cell table:number-columns-repeated="4"/>
        </table:table-row>
        <table:table-row table:style-name="ro1">
          <table:table-cell office:value-type="float" office:value="0.955208" calcext:value-type="float">
            <text:p>0.955208</text:p>
          </table:table-cell>
          <table:table-cell office:value-type="float" office:value="3.63497" calcext:value-type="float">
            <text:p>3.63497</text:p>
          </table:table-cell>
          <table:table-cell table:number-columns-repeated="4"/>
        </table:table-row>
        <table:table-row table:style-name="ro1">
          <table:table-cell office:value-type="float" office:value="0.98084" calcext:value-type="float">
            <text:p>0.98084</text:p>
          </table:table-cell>
          <table:table-cell office:value-type="float" office:value="3.86226" calcext:value-type="float">
            <text:p>3.86226</text:p>
          </table:table-cell>
          <table:table-cell table:number-columns-repeated="4"/>
        </table:table-row>
        <table:table-row table:style-name="ro1">
          <table:table-cell office:value-type="float" office:value="0.980992" calcext:value-type="float">
            <text:p>0.980992</text:p>
          </table:table-cell>
          <table:table-cell office:value-type="float" office:value="3.86286" calcext:value-type="float">
            <text:p>3.86286</text:p>
          </table:table-cell>
          <table:table-cell table:number-columns-repeated="4"/>
        </table:table-row>
        <table:table-row table:style-name="ro1">
          <table:table-cell office:value-type="float" office:value="1.005736" calcext:value-type="float">
            <text:p>1.005736</text:p>
          </table:table-cell>
          <table:table-cell office:value-type="float" office:value="3.77838" calcext:value-type="float">
            <text:p>3.77838</text:p>
          </table:table-cell>
          <table:table-cell table:number-columns-repeated="4"/>
        </table:table-row>
        <table:table-row table:style-name="ro1">
          <table:table-cell office:value-type="float" office:value="1.005892" calcext:value-type="float">
            <text:p>1.00589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.029988" calcext:value-type="float">
            <text:p>1.029988</text:p>
          </table:table-cell>
          <table:table-cell office:value-type="float" office:value="3.87872" calcext:value-type="float">
            <text:p>3.87872</text:p>
          </table:table-cell>
          <table:table-cell table:number-columns-repeated="4"/>
        </table:table-row>
        <table:table-row table:style-name="ro1">
          <table:table-cell office:value-type="float" office:value="1.03014" calcext:value-type="float">
            <text:p>1.03014</text:p>
          </table:table-cell>
          <table:table-cell office:value-type="float" office:value="3.87936" calcext:value-type="float">
            <text:p>3.87936</text:p>
          </table:table-cell>
          <table:table-cell table:number-columns-repeated="4"/>
        </table:table-row>
        <table:table-row table:style-name="ro1">
          <table:table-cell office:value-type="float" office:value="1.055404" calcext:value-type="float">
            <text:p>1.055404</text:p>
          </table:table-cell>
          <table:table-cell office:value-type="float" office:value="3.91879" calcext:value-type="float">
            <text:p>3.91879</text:p>
          </table:table-cell>
          <table:table-cell table:number-columns-repeated="4"/>
        </table:table-row>
        <table:table-row table:style-name="ro1">
          <table:table-cell office:value-type="float" office:value="1.055568" calcext:value-type="float">
            <text:p>1.055568</text:p>
          </table:table-cell>
          <table:table-cell office:value-type="float" office:value="3.91694" calcext:value-type="float">
            <text:p>3.91694</text:p>
          </table:table-cell>
          <table:table-cell table:number-columns-repeated="4"/>
        </table:table-row>
        <table:table-row table:style-name="ro1">
          <table:table-cell office:value-type="float" office:value="1.080196" calcext:value-type="float">
            <text:p>1.080196</text:p>
          </table:table-cell>
          <table:table-cell office:value-type="float" office:value="4.01742" calcext:value-type="float">
            <text:p>4.01742</text:p>
          </table:table-cell>
          <table:table-cell table:number-columns-repeated="4"/>
        </table:table-row>
        <table:table-row table:style-name="ro1">
          <table:table-cell office:value-type="float" office:value="1.080348" calcext:value-type="float">
            <text:p>1.080348</text:p>
          </table:table-cell>
          <table:table-cell office:value-type="float" office:value="4.01937" calcext:value-type="float">
            <text:p>4.01937</text:p>
          </table:table-cell>
          <table:table-cell table:number-columns-repeated="4"/>
        </table:table-row>
        <table:table-row table:style-name="ro1">
          <table:table-cell office:value-type="float" office:value="1.108456" calcext:value-type="float">
            <text:p>1.108456</text:p>
          </table:table-cell>
          <table:table-cell office:value-type="float" office:value="3.91602" calcext:value-type="float">
            <text:p>3.91602</text:p>
          </table:table-cell>
          <table:table-cell table:number-columns-repeated="4"/>
        </table:table-row>
        <table:table-row table:style-name="ro1">
          <table:table-cell office:value-type="float" office:value="1.10862" calcext:value-type="float">
            <text:p>1.10862</text:p>
          </table:table-cell>
          <table:table-cell office:value-type="float" office:value="4.11007" calcext:value-type="float">
            <text:p>4.11007</text:p>
          </table:table-cell>
          <table:table-cell table:number-columns-repeated="4"/>
        </table:table-row>
        <table:table-row table:style-name="ro1">
          <table:table-cell office:value-type="float" office:value="1.133792" calcext:value-type="float">
            <text:p>1.133792</text:p>
          </table:table-cell>
          <table:table-cell office:value-type="float" office:value="3.93116" calcext:value-type="float">
            <text:p>3.93116</text:p>
          </table:table-cell>
          <table:table-cell table:number-columns-repeated="4"/>
        </table:table-row>
        <table:table-row table:style-name="ro1">
          <table:table-cell office:value-type="float" office:value="1.133964" calcext:value-type="float">
            <text:p>1.133964</text:p>
          </table:table-cell>
          <table:table-cell office:value-type="float" office:value="3.92992" calcext:value-type="float">
            <text:p>3.92992</text:p>
          </table:table-cell>
          <table:table-cell table:number-columns-repeated="4"/>
        </table:table-row>
        <table:table-row table:style-name="ro1">
          <table:table-cell office:value-type="float" office:value="1.158556" calcext:value-type="float">
            <text:p>1.158556</text:p>
          </table:table-cell>
          <table:table-cell office:value-type="float" office:value="4.24541" calcext:value-type="float">
            <text:p>4.24541</text:p>
          </table:table-cell>
          <table:table-cell table:number-columns-repeated="4"/>
        </table:table-row>
        <table:table-row table:style-name="ro1">
          <table:table-cell office:value-type="float" office:value="1.158708" calcext:value-type="float">
            <text:p>1.158708</text:p>
          </table:table-cell>
          <table:table-cell office:value-type="float" office:value="4.02522" calcext:value-type="float">
            <text:p>4.02522</text:p>
          </table:table-cell>
          <table:table-cell table:number-columns-repeated="4"/>
        </table:table-row>
        <table:table-row table:style-name="ro1">
          <table:table-cell office:value-type="float" office:value="1.184428" calcext:value-type="float">
            <text:p>1.184428</text:p>
          </table:table-cell>
          <table:table-cell office:value-type="float" office:value="4.06359" calcext:value-type="float">
            <text:p>4.06359</text:p>
          </table:table-cell>
          <table:table-cell table:number-columns-repeated="4"/>
        </table:table-row>
        <table:table-row table:style-name="ro1">
          <table:table-cell office:value-type="float" office:value="1.184592" calcext:value-type="float">
            <text:p>1.184592</text:p>
          </table:table-cell>
          <table:table-cell office:value-type="float" office:value="4.06171" calcext:value-type="float">
            <text:p>4.06171</text:p>
          </table:table-cell>
          <table:table-cell table:number-columns-repeated="4"/>
        </table:table-row>
        <table:table-row table:style-name="ro1">
          <table:table-cell office:value-type="float" office:value="1.209244" calcext:value-type="float">
            <text:p>1.209244</text:p>
          </table:table-cell>
          <table:table-cell office:value-type="float" office:value="4.23651" calcext:value-type="float">
            <text:p>4.23651</text:p>
          </table:table-cell>
          <table:table-cell table:number-columns-repeated="4"/>
        </table:table-row>
        <table:table-row table:style-name="ro1">
          <table:table-cell office:value-type="float" office:value="1.209396" calcext:value-type="float">
            <text:p>1.209396</text:p>
          </table:table-cell>
          <table:table-cell office:value-type="float" office:value="4.23856" calcext:value-type="float">
            <text:p>4.23856</text:p>
          </table:table-cell>
          <table:table-cell table:number-columns-repeated="4"/>
        </table:table-row>
        <table:table-row table:style-name="ro1">
          <table:table-cell office:value-type="float" office:value="1.234628" calcext:value-type="float">
            <text:p>1.234628</text:p>
          </table:table-cell>
          <table:table-cell office:value-type="float" office:value="4.14172" calcext:value-type="float">
            <text:p>4.14172</text:p>
          </table:table-cell>
          <table:table-cell table:number-columns-repeated="4"/>
        </table:table-row>
        <table:table-row table:style-name="ro1">
          <table:table-cell office:value-type="float" office:value="1.234784" calcext:value-type="float">
            <text:p>1.234784</text:p>
          </table:table-cell>
          <table:table-cell office:value-type="float" office:value="4.14106" calcext:value-type="float">
            <text:p>4.14106</text:p>
          </table:table-cell>
          <table:table-cell table:number-columns-repeated="4"/>
        </table:table-row>
        <table:table-row table:style-name="ro1">
          <table:table-cell office:value-type="float" office:value="1.25942" calcext:value-type="float">
            <text:p>1.25942</text:p>
          </table:table-cell>
          <table:table-cell office:value-type="float" office:value="4.24061" calcext:value-type="float">
            <text:p>4.24061</text:p>
          </table:table-cell>
          <table:table-cell table:number-columns-repeated="4"/>
        </table:table-row>
        <table:table-row table:style-name="ro1">
          <table:table-cell office:value-type="float" office:value="1.259584" calcext:value-type="float">
            <text:p>1.259584</text:p>
          </table:table-cell>
          <table:table-cell office:value-type="float" office:value="4.23925" calcext:value-type="float">
            <text:p>4.23925</text:p>
          </table:table-cell>
          <table:table-cell table:number-columns-repeated="4"/>
        </table:table-row>
        <table:table-row table:style-name="ro1">
          <table:table-cell office:value-type="float" office:value="1.285264" calcext:value-type="float">
            <text:p>1.285264</text:p>
          </table:table-cell>
          <table:table-cell office:value-type="float" office:value="4.068" calcext:value-type="float">
            <text:p>4.068</text:p>
          </table:table-cell>
          <table:table-cell table:number-columns-repeated="4"/>
        </table:table-row>
        <table:table-row table:style-name="ro1">
          <table:table-cell office:value-type="float" office:value="1.285432" calcext:value-type="float">
            <text:p>1.285432</text:p>
          </table:table-cell>
          <table:table-cell office:value-type="float" office:value="4.28144" calcext:value-type="float">
            <text:p>4.28144</text:p>
          </table:table-cell>
          <table:table-cell table:number-columns-repeated="4"/>
        </table:table-row>
        <table:table-row table:style-name="ro1">
          <table:table-cell office:value-type="float" office:value="1.310676" calcext:value-type="float">
            <text:p>1.310676</text:p>
          </table:table-cell>
          <table:table-cell office:value-type="float" office:value="4.3549" calcext:value-type="float">
            <text:p>4.3549</text:p>
          </table:table-cell>
          <table:table-cell table:number-columns-repeated="4"/>
        </table:table-row>
        <table:table-row table:style-name="ro1">
          <table:table-cell office:value-type="float" office:value="1.310832" calcext:value-type="float">
            <text:p>1.310832</text:p>
          </table:table-cell>
          <table:table-cell office:value-type="float" office:value="4.13911" calcext:value-type="float">
            <text:p>4.13911</text:p>
          </table:table-cell>
          <table:table-cell table:number-columns-repeated="4"/>
        </table:table-row>
        <table:table-row table:style-name="ro1">
          <table:table-cell office:value-type="float" office:value="1.33562" calcext:value-type="float">
            <text:p>1.33562</text:p>
          </table:table-cell>
          <table:table-cell office:value-type="float" office:value="4.21477" calcext:value-type="float">
            <text:p>4.21477</text:p>
          </table:table-cell>
          <table:table-cell table:number-columns-repeated="4"/>
        </table:table-row>
        <table:table-row table:style-name="ro1">
          <table:table-cell office:value-type="float" office:value="1.335776" calcext:value-type="float">
            <text:p>1.335776</text:p>
          </table:table-cell>
          <table:table-cell office:value-type="float" office:value="4.21477" calcext:value-type="float">
            <text:p>4.21477</text:p>
          </table:table-cell>
          <table:table-cell table:number-columns-repeated="4"/>
        </table:table-row>
        <table:table-row table:style-name="ro1">
          <table:table-cell office:value-type="float" office:value="1.364016" calcext:value-type="float">
            <text:p>1.364016</text:p>
          </table:table-cell>
          <table:table-cell office:value-type="float" office:value="4.28699" calcext:value-type="float">
            <text:p>4.28699</text:p>
          </table:table-cell>
          <table:table-cell table:number-columns-repeated="4"/>
        </table:table-row>
        <table:table-row table:style-name="ro1">
          <table:table-cell office:value-type="float" office:value="1.364168" calcext:value-type="float">
            <text:p>1.364168</text:p>
          </table:table-cell>
          <table:table-cell office:value-type="float" office:value="4.28759" calcext:value-type="float">
            <text:p>4.28759</text:p>
          </table:table-cell>
          <table:table-cell table:number-columns-repeated="4"/>
        </table:table-row>
        <table:table-row table:style-name="ro1">
          <table:table-cell office:value-type="float" office:value="1.388724" calcext:value-type="float">
            <text:p>1.388724</text:p>
          </table:table-cell>
          <table:table-cell office:value-type="float" office:value="4.25503" calcext:value-type="float">
            <text:p>4.25503</text:p>
          </table:table-cell>
          <table:table-cell table:number-columns-repeated="4"/>
        </table:table-row>
        <table:table-row table:style-name="ro1">
          <table:table-cell office:value-type="float" office:value="1.388876" calcext:value-type="float">
            <text:p>1.388876</text:p>
          </table:table-cell>
          <table:table-cell office:value-type="float" office:value="4.25503" calcext:value-type="float">
            <text:p>4.25503</text:p>
          </table:table-cell>
          <table:table-cell table:number-columns-repeated="4"/>
        </table:table-row>
        <table:table-row table:style-name="ro1">
          <table:table-cell office:value-type="float" office:value="1.41342" calcext:value-type="float">
            <text:p>1.41342</text:p>
          </table:table-cell>
          <table:table-cell office:value-type="float" office:value="4.48116" calcext:value-type="float">
            <text:p>4.48116</text:p>
          </table:table-cell>
          <table:table-cell table:number-columns-repeated="4"/>
        </table:table-row>
        <table:table-row table:style-name="ro1">
          <table:table-cell office:value-type="float" office:value="1.413596" calcext:value-type="float">
            <text:p>1.413596</text:p>
          </table:table-cell>
          <table:table-cell office:value-type="float" office:value="4.47681" calcext:value-type="float">
            <text:p>4.47681</text:p>
          </table:table-cell>
          <table:table-cell table:number-columns-repeated="4"/>
        </table:table-row>
        <table:table-row table:style-name="ro1">
          <table:table-cell office:value-type="float" office:value="1.438776" calcext:value-type="float">
            <text:p>1.438776</text:p>
          </table:table-cell>
          <table:table-cell office:value-type="float" office:value="4.36452" calcext:value-type="float">
            <text:p>4.36452</text:p>
          </table:table-cell>
          <table:table-cell table:number-columns-repeated="4"/>
        </table:table-row>
        <table:table-row table:style-name="ro1">
          <table:table-cell office:value-type="float" office:value="1.438932" calcext:value-type="float">
            <text:p>1.438932</text:p>
          </table:table-cell>
          <table:table-cell office:value-type="float" office:value="4.36796" calcext:value-type="float">
            <text:p>4.36796</text:p>
          </table:table-cell>
          <table:table-cell table:number-columns-repeated="4"/>
        </table:table-row>
        <table:table-row table:style-name="ro1">
          <table:table-cell office:value-type="float" office:value="1.463552" calcext:value-type="float">
            <text:p>1.463552</text:p>
          </table:table-cell>
          <table:table-cell office:value-type="float" office:value="4.24335" calcext:value-type="float">
            <text:p>4.24335</text:p>
          </table:table-cell>
          <table:table-cell table:number-columns-repeated="4"/>
        </table:table-row>
        <table:table-row table:style-name="ro1">
          <table:table-cell office:value-type="float" office:value="1.463724" calcext:value-type="float">
            <text:p>1.463724</text:p>
          </table:table-cell>
          <table:table-cell office:value-type="float" office:value="4.24061" calcext:value-type="float">
            <text:p>4.24061</text:p>
          </table:table-cell>
          <table:table-cell table:number-columns-repeated="4"/>
        </table:table-row>
        <table:table-row table:style-name="ro1">
          <table:table-cell office:value-type="float" office:value="1.48882" calcext:value-type="float">
            <text:p>1.48882</text:p>
          </table:table-cell>
          <table:table-cell office:value-type="float" office:value="4.37972" calcext:value-type="float">
            <text:p>4.37972</text:p>
          </table:table-cell>
          <table:table-cell table:number-columns-repeated="4"/>
        </table:table-row>
        <table:table-row table:style-name="ro1">
          <table:table-cell office:value-type="float" office:value="1.488992" calcext:value-type="float">
            <text:p>1.488992</text:p>
          </table:table-cell>
          <table:table-cell office:value-type="float" office:value="4.37972" calcext:value-type="float">
            <text:p>4.37972</text:p>
          </table:table-cell>
          <table:table-cell table:number-columns-repeated="4"/>
        </table:table-row>
        <table:table-row table:style-name="ro1">
          <table:table-cell office:value-type="float" office:value="1.513692" calcext:value-type="float">
            <text:p>1.513692</text:p>
          </table:table-cell>
          <table:table-cell office:value-type="float" office:value="4.44945" calcext:value-type="float">
            <text:p>4.44945</text:p>
          </table:table-cell>
          <table:table-cell table:number-columns-repeated="4"/>
        </table:table-row>
        <table:table-row table:style-name="ro1">
          <table:table-cell office:value-type="float" office:value="1.513844" calcext:value-type="float">
            <text:p>1.513844</text:p>
          </table:table-cell>
          <table:table-cell office:value-type="float" office:value="4.45303" calcext:value-type="float">
            <text:p>4.45303</text:p>
          </table:table-cell>
          <table:table-cell table:number-columns-repeated="4"/>
        </table:table-row>
        <table:table-row table:style-name="ro1">
          <table:table-cell office:value-type="float" office:value="1.539064" calcext:value-type="float">
            <text:p>1.539064</text:p>
          </table:table-cell>
          <table:table-cell office:value-type="float" office:value="4.36176" calcext:value-type="float">
            <text:p>4.36176</text:p>
          </table:table-cell>
          <table:table-cell table:number-columns-repeated="4"/>
        </table:table-row>
        <table:table-row table:style-name="ro1">
          <table:table-cell office:value-type="float" office:value="1.53922" calcext:value-type="float">
            <text:p>1.53922</text:p>
          </table:table-cell>
          <table:table-cell office:value-type="float" office:value="4.36108" calcext:value-type="float">
            <text:p>4.36108</text:p>
          </table:table-cell>
          <table:table-cell table:number-columns-repeated="4"/>
        </table:table-row>
        <table:table-row table:style-name="ro1">
          <table:table-cell office:value-type="float" office:value="1.56336" calcext:value-type="float">
            <text:p>1.56336</text:p>
          </table:table-cell>
          <table:table-cell office:value-type="float" office:value="4.32719" calcext:value-type="float">
            <text:p>4.32719</text:p>
          </table:table-cell>
          <table:table-cell table:number-columns-repeated="4"/>
        </table:table-row>
        <table:table-row table:style-name="ro1">
          <table:table-cell office:value-type="float" office:value="1.563528" calcext:value-type="float">
            <text:p>1.563528</text:p>
          </table:table-cell>
          <table:table-cell office:value-type="float" office:value="4.55268" calcext:value-type="float">
            <text:p>4.55268</text:p>
          </table:table-cell>
          <table:table-cell table:number-columns-repeated="4"/>
        </table:table-row>
        <table:table-row table:style-name="ro1">
          <table:table-cell office:value-type="float" office:value="1.588716" calcext:value-type="float">
            <text:p>1.588716</text:p>
          </table:table-cell>
          <table:table-cell office:value-type="float" office:value="4.36452" calcext:value-type="float">
            <text:p>4.36452</text:p>
          </table:table-cell>
          <table:table-cell table:number-columns-repeated="4"/>
        </table:table-row>
        <table:table-row table:style-name="ro1">
          <table:table-cell office:value-type="float" office:value="1.588872" calcext:value-type="float">
            <text:p>1.588872</text:p>
          </table:table-cell>
          <table:table-cell office:value-type="float" office:value="4.36658" calcext:value-type="float">
            <text:p>4.36658</text:p>
          </table:table-cell>
          <table:table-cell table:number-columns-repeated="4"/>
        </table:table-row>
        <table:table-row table:style-name="ro1">
          <table:table-cell office:value-type="float" office:value="1.61462" calcext:value-type="float">
            <text:p>1.61462</text:p>
          </table:table-cell>
          <table:table-cell office:value-type="float" office:value="4.6994" calcext:value-type="float">
            <text:p>4.6994</text:p>
          </table:table-cell>
          <table:table-cell table:number-columns-repeated="4"/>
        </table:table-row>
        <table:table-row table:style-name="ro1">
          <table:table-cell office:value-type="float" office:value="1.614792" calcext:value-type="float">
            <text:p>1.614792</text:p>
          </table:table-cell>
          <table:table-cell office:value-type="float" office:value="4.48302" calcext:value-type="float">
            <text:p>4.48302</text:p>
          </table:table-cell>
          <table:table-cell table:number-columns-repeated="4"/>
        </table:table-row>
        <table:table-row table:style-name="ro1">
          <table:table-cell office:value-type="float" office:value="1.639988" calcext:value-type="float">
            <text:p>1.639988</text:p>
          </table:table-cell>
          <table:table-cell office:value-type="float" office:value="4.36245" calcext:value-type="float">
            <text:p>4.36245</text:p>
          </table:table-cell>
          <table:table-cell table:number-columns-repeated="4"/>
        </table:table-row>
        <table:table-row table:style-name="ro1">
          <table:table-cell office:value-type="float" office:value="1.640148" calcext:value-type="float">
            <text:p>1.640148</text:p>
          </table:table-cell>
          <table:table-cell office:value-type="float" office:value="4.36452" calcext:value-type="float">
            <text:p>4.36452</text:p>
          </table:table-cell>
          <table:table-cell table:number-columns-repeated="4"/>
        </table:table-row>
        <table:table-row table:style-name="ro1">
          <table:table-cell office:value-type="float" office:value="1.669052" calcext:value-type="float">
            <text:p>1.669052</text:p>
          </table:table-cell>
          <table:table-cell office:value-type="float" office:value="4.37884" calcext:value-type="float">
            <text:p>4.37884</text:p>
          </table:table-cell>
          <table:table-cell table:number-columns-repeated="4"/>
        </table:table-row>
        <table:table-row table:style-name="ro1">
          <table:table-cell office:value-type="float" office:value="1.669224" calcext:value-type="float">
            <text:p>1.669224</text:p>
          </table:table-cell>
          <table:table-cell office:value-type="float" office:value="4.56734" calcext:value-type="float">
            <text:p>4.56734</text:p>
          </table:table-cell>
          <table:table-cell table:number-columns-repeated="4"/>
        </table:table-row>
        <table:table-row table:style-name="ro1">
          <table:table-cell office:value-type="float" office:value="1.694448" calcext:value-type="float">
            <text:p>1.694448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1.694608" calcext:value-type="float">
            <text:p>1.694608</text:p>
          </table:table-cell>
          <table:table-cell office:value-type="float" office:value="4.3597" calcext:value-type="float">
            <text:p>4.3597</text:p>
          </table:table-cell>
          <table:table-cell table:number-columns-repeated="4"/>
        </table:table-row>
        <table:table-row table:style-name="ro1">
          <table:table-cell office:value-type="float" office:value="1.719312" calcext:value-type="float">
            <text:p>1.719312</text:p>
          </table:table-cell>
          <table:table-cell office:value-type="float" office:value="4.45088" calcext:value-type="float">
            <text:p>4.45088</text:p>
          </table:table-cell>
          <table:table-cell table:number-columns-repeated="4"/>
        </table:table-row>
        <table:table-row table:style-name="ro1">
          <table:table-cell office:value-type="float" office:value="1.719464" calcext:value-type="float">
            <text:p>1.719464</text:p>
          </table:table-cell>
          <table:table-cell office:value-type="float" office:value="4.67493" calcext:value-type="float">
            <text:p>4.67493</text:p>
          </table:table-cell>
          <table:table-cell table:number-columns-repeated="4"/>
        </table:table-row>
        <table:table-row table:style-name="ro1">
          <table:table-cell office:value-type="float" office:value="1.74472" calcext:value-type="float">
            <text:p>1.74472</text:p>
          </table:table-cell>
          <table:table-cell office:value-type="float" office:value="4.57336" calcext:value-type="float">
            <text:p>4.57336</text:p>
          </table:table-cell>
          <table:table-cell table:number-columns-repeated="4"/>
        </table:table-row>
        <table:table-row table:style-name="ro1">
          <table:table-cell office:value-type="float" office:value="1.744872" calcext:value-type="float">
            <text:p>1.744872</text:p>
          </table:table-cell>
          <table:table-cell office:value-type="float" office:value="4.35558" calcext:value-type="float">
            <text:p>4.35558</text:p>
          </table:table-cell>
          <table:table-cell table:number-columns-repeated="4"/>
        </table:table-row>
        <table:table-row table:style-name="ro1">
          <table:table-cell office:value-type="float" office:value="1.769632" calcext:value-type="float">
            <text:p>1.769632</text:p>
          </table:table-cell>
          <table:table-cell office:value-type="float" office:value="4.4423" calcext:value-type="float">
            <text:p>4.4423</text:p>
          </table:table-cell>
          <table:table-cell table:number-columns-repeated="4"/>
        </table:table-row>
        <table:table-row table:style-name="ro1">
          <table:table-cell office:value-type="float" office:value="1.7698" calcext:value-type="float">
            <text:p>1.7698</text:p>
          </table:table-cell>
          <table:table-cell office:value-type="float" office:value="4.66142" calcext:value-type="float">
            <text:p>4.66142</text:p>
          </table:table-cell>
          <table:table-cell table:number-columns-repeated="4"/>
        </table:table-row>
        <table:table-row table:style-name="ro1">
          <table:table-cell office:value-type="float" office:value="1.795048" calcext:value-type="float">
            <text:p>1.795048</text:p>
          </table:table-cell>
          <table:table-cell office:value-type="float" office:value="4.57192" calcext:value-type="float">
            <text:p>4.57192</text:p>
          </table:table-cell>
          <table:table-cell table:number-columns-repeated="4"/>
        </table:table-row>
        <table:table-row table:style-name="ro1">
          <table:table-cell office:value-type="float" office:value="1.795204" calcext:value-type="float">
            <text:p>1.795204</text:p>
          </table:table-cell>
          <table:table-cell office:value-type="float" office:value="4.57408" calcext:value-type="float">
            <text:p>4.57408</text:p>
          </table:table-cell>
          <table:table-cell table:number-columns-repeated="4"/>
        </table:table-row>
        <table:table-row table:style-name="ro1">
          <table:table-cell office:value-type="float" office:value="1.819388" calcext:value-type="float">
            <text:p>1.819388</text:p>
          </table:table-cell>
          <table:table-cell office:value-type="float" office:value="4.5467" calcext:value-type="float">
            <text:p>4.5467</text:p>
          </table:table-cell>
          <table:table-cell table:number-columns-repeated="4"/>
        </table:table-row>
        <table:table-row table:style-name="ro1">
          <table:table-cell office:value-type="float" office:value="1.819552" calcext:value-type="float">
            <text:p>1.819552</text:p>
          </table:table-cell>
          <table:table-cell office:value-type="float" office:value="4.54521" calcext:value-type="float">
            <text:p>4.54521</text:p>
          </table:table-cell>
          <table:table-cell table:number-columns-repeated="4"/>
        </table:table-row>
        <table:table-row table:style-name="ro1">
          <table:table-cell office:value-type="float" office:value="1.844148" calcext:value-type="float">
            <text:p>1.844148</text:p>
          </table:table-cell>
          <table:table-cell office:value-type="float" office:value="4.46957" calcext:value-type="float">
            <text:p>4.46957</text:p>
          </table:table-cell>
          <table:table-cell table:number-columns-repeated="4"/>
        </table:table-row>
        <table:table-row table:style-name="ro1">
          <table:table-cell office:value-type="float" office:value="1.844304" calcext:value-type="float">
            <text:p>1.844304</text:p>
          </table:table-cell>
          <table:table-cell office:value-type="float" office:value="4.47102" calcext:value-type="float">
            <text:p>4.47102</text:p>
          </table:table-cell>
          <table:table-cell table:number-columns-repeated="4"/>
        </table:table-row>
        <table:table-row table:style-name="ro1">
          <table:table-cell office:value-type="float" office:value="1.869628" calcext:value-type="float">
            <text:p>1.869628</text:p>
          </table:table-cell>
          <table:table-cell office:value-type="float" office:value="4.7776" calcext:value-type="float">
            <text:p>4.7776</text:p>
          </table:table-cell>
          <table:table-cell table:number-columns-repeated="4"/>
        </table:table-row>
        <table:table-row table:style-name="ro1">
          <table:table-cell office:value-type="float" office:value="1.86978" calcext:value-type="float">
            <text:p>1.86978</text:p>
          </table:table-cell>
          <table:table-cell office:value-type="float" office:value="4.56116" calcext:value-type="float">
            <text:p>4.56116</text:p>
          </table:table-cell>
          <table:table-cell table:number-columns-repeated="4"/>
        </table:table-row>
        <table:table-row table:style-name="ro1">
          <table:table-cell office:value-type="float" office:value="1.894992" calcext:value-type="float">
            <text:p>1.894992</text:p>
          </table:table-cell>
          <table:table-cell office:value-type="float" office:value="4.36314" calcext:value-type="float">
            <text:p>4.36314</text:p>
          </table:table-cell>
          <table:table-cell table:number-columns-repeated="4"/>
        </table:table-row>
        <table:table-row table:style-name="ro1">
          <table:table-cell office:value-type="float" office:value="1.895152" calcext:value-type="float">
            <text:p>1.895152</text:p>
          </table:table-cell>
          <table:table-cell office:value-type="float" office:value="4.57985" calcext:value-type="float">
            <text:p>4.57985</text:p>
          </table:table-cell>
          <table:table-cell table:number-columns-repeated="4"/>
        </table:table-row>
        <table:table-row table:style-name="ro1">
          <table:table-cell office:value-type="float" office:value="1.923872" calcext:value-type="float">
            <text:p>1.923872</text:p>
          </table:table-cell>
          <table:table-cell office:value-type="float" office:value="4.59834" calcext:value-type="float">
            <text:p>4.59834</text:p>
          </table:table-cell>
          <table:table-cell table:number-columns-repeated="4"/>
        </table:table-row>
        <table:table-row table:style-name="ro1">
          <table:table-cell office:value-type="float" office:value="1.924024" calcext:value-type="float">
            <text:p>1.924024</text:p>
          </table:table-cell>
          <table:table-cell office:value-type="float" office:value="4.59961" calcext:value-type="float">
            <text:p>4.59961</text:p>
          </table:table-cell>
          <table:table-cell table:number-columns-repeated="4"/>
        </table:table-row>
        <table:table-row table:style-name="ro1">
          <table:table-cell office:value-type="float" office:value="1.948592" calcext:value-type="float">
            <text:p>1.948592</text:p>
          </table:table-cell>
          <table:table-cell office:value-type="float" office:value="4.70065" calcext:value-type="float">
            <text:p>4.70065</text:p>
          </table:table-cell>
          <table:table-cell table:number-columns-repeated="4"/>
        </table:table-row>
        <table:table-row table:style-name="ro1">
          <table:table-cell office:value-type="float" office:value="1.948748" calcext:value-type="float">
            <text:p>1.948748</text:p>
          </table:table-cell>
          <table:table-cell office:value-type="float" office:value="4.47608" calcext:value-type="float">
            <text:p>4.47608</text:p>
          </table:table-cell>
          <table:table-cell table:number-columns-repeated="4"/>
        </table:table-row>
        <table:table-row table:style-name="ro1">
          <table:table-cell office:value-type="float" office:value="1.973496" calcext:value-type="float">
            <text:p>1.973496</text:p>
          </table:table-cell>
          <table:table-cell office:value-type="float" office:value="4.66592" calcext:value-type="float">
            <text:p>4.66592</text:p>
          </table:table-cell>
          <table:table-cell table:number-columns-repeated="4"/>
        </table:table-row>
        <table:table-row table:style-name="ro1">
          <table:table-cell office:value-type="float" office:value="1.97366" calcext:value-type="float">
            <text:p>1.97366</text:p>
          </table:table-cell>
          <table:table-cell office:value-type="float" office:value="4.66442" calcext:value-type="float">
            <text:p>4.66442</text:p>
          </table:table-cell>
          <table:table-cell table:number-columns-repeated="4"/>
        </table:table-row>
        <table:table-row table:style-name="ro1">
          <table:table-cell office:value-type="float" office:value="1.99884" calcext:value-type="float">
            <text:p>1.99884</text:p>
          </table:table-cell>
          <table:table-cell office:value-type="float" office:value="4.36658" calcext:value-type="float">
            <text:p>4.36658</text:p>
          </table:table-cell>
          <table:table-cell table:number-columns-repeated="4"/>
        </table:table-row>
        <table:table-row table:style-name="ro1">
          <table:table-cell office:value-type="float" office:value="1.999012" calcext:value-type="float">
            <text:p>1.999012</text:p>
          </table:table-cell>
          <table:table-cell office:value-type="float" office:value="4.58346" calcext:value-type="float">
            <text:p>4.58346</text:p>
          </table:table-cell>
          <table:table-cell table:number-columns-repeated="4"/>
        </table:table-row>
        <table:table-row table:style-name="ro1">
          <table:table-cell office:value-type="float" office:value="2.023164" calcext:value-type="float">
            <text:p>2.023164</text:p>
          </table:table-cell>
          <table:table-cell office:value-type="float" office:value="4.77717" calcext:value-type="float">
            <text:p>4.77717</text:p>
          </table:table-cell>
          <table:table-cell table:number-columns-repeated="4"/>
        </table:table-row>
        <table:table-row table:style-name="ro1">
          <table:table-cell office:value-type="float" office:value="2.023336" calcext:value-type="float">
            <text:p>2.023336</text:p>
          </table:table-cell>
          <table:table-cell office:value-type="float" office:value="4.77717" calcext:value-type="float">
            <text:p>4.77717</text:p>
          </table:table-cell>
          <table:table-cell table:number-columns-repeated="4"/>
        </table:table-row>
        <table:table-row table:style-name="ro1">
          <table:table-cell office:value-type="float" office:value="2.049044" calcext:value-type="float">
            <text:p>2.049044</text:p>
          </table:table-cell>
          <table:table-cell office:value-type="float" office:value="4.48995" calcext:value-type="float">
            <text:p>4.48995</text:p>
          </table:table-cell>
          <table:table-cell table:number-columns-repeated="4"/>
        </table:table-row>
        <table:table-row table:style-name="ro1">
          <table:table-cell office:value-type="float" office:value="2.0492" calcext:value-type="float">
            <text:p>2.0492</text:p>
          </table:table-cell>
          <table:table-cell office:value-type="float" office:value="4.49273" calcext:value-type="float">
            <text:p>4.49273</text:p>
          </table:table-cell>
          <table:table-cell table:number-columns-repeated="4"/>
        </table:table-row>
        <table:table-row table:style-name="ro1">
          <table:table-cell office:value-type="float" office:value="2.073368" calcext:value-type="float">
            <text:p>2.073368</text:p>
          </table:table-cell>
          <table:table-cell office:value-type="float" office:value="4.54969" calcext:value-type="float">
            <text:p>4.54969</text:p>
          </table:table-cell>
          <table:table-cell table:number-columns-repeated="4"/>
        </table:table-row>
        <table:table-row table:style-name="ro1">
          <table:table-cell office:value-type="float" office:value="2.073548" calcext:value-type="float">
            <text:p>2.073548</text:p>
          </table:table-cell>
          <table:table-cell office:value-type="float" office:value="4.54521" calcext:value-type="float">
            <text:p>4.54521</text:p>
          </table:table-cell>
          <table:table-cell table:number-columns-repeated="4"/>
        </table:table-row>
        <table:table-row table:style-name="ro1">
          <table:table-cell office:value-type="float" office:value="2.098228" calcext:value-type="float">
            <text:p>2.098228</text:p>
          </table:table-cell>
          <table:table-cell office:value-type="float" office:value="4.67418" calcext:value-type="float">
            <text:p>4.67418</text:p>
          </table:table-cell>
          <table:table-cell table:number-columns-repeated="4"/>
        </table:table-row>
        <table:table-row table:style-name="ro1">
          <table:table-cell office:value-type="float" office:value="2.098396" calcext:value-type="float">
            <text:p>2.098396</text:p>
          </table:table-cell>
          <table:table-cell office:value-type="float" office:value="4.89912" calcext:value-type="float">
            <text:p>4.89912</text:p>
          </table:table-cell>
          <table:table-cell table:number-columns-repeated="4"/>
        </table:table-row>
        <table:table-row table:style-name="ro1">
          <table:table-cell office:value-type="float" office:value="2.1237" calcext:value-type="float">
            <text:p>2.1237</text:p>
          </table:table-cell>
          <table:table-cell office:value-type="float" office:value="4.56187" calcext:value-type="float">
            <text:p>4.56187</text:p>
          </table:table-cell>
          <table:table-cell table:number-columns-repeated="4"/>
        </table:table-row>
        <table:table-row table:style-name="ro1">
          <table:table-cell office:value-type="float" office:value="2.123868" calcext:value-type="float">
            <text:p>2.123868</text:p>
          </table:table-cell>
          <table:table-cell office:value-type="float" office:value="4.34464" calcext:value-type="float">
            <text:p>4.34464</text:p>
          </table:table-cell>
          <table:table-cell table:number-columns-repeated="4"/>
        </table:table-row>
        <table:table-row table:style-name="ro1">
          <table:table-cell office:value-type="float" office:value="2.148024" calcext:value-type="float">
            <text:p>2.148024</text:p>
          </table:table-cell>
          <table:table-cell office:value-type="float" office:value="4.77717" calcext:value-type="float">
            <text:p>4.77717</text:p>
          </table:table-cell>
          <table:table-cell table:number-columns-repeated="4"/>
        </table:table-row>
        <table:table-row table:style-name="ro1">
          <table:table-cell office:value-type="float" office:value="2.14818" calcext:value-type="float">
            <text:p>2.14818</text:p>
          </table:table-cell>
          <table:table-cell office:value-type="float" office:value="4.77953" calcext:value-type="float">
            <text:p>4.77953</text:p>
          </table:table-cell>
          <table:table-cell table:number-columns-repeated="4"/>
        </table:table-row>
        <table:table-row table:style-name="ro1">
          <table:table-cell office:value-type="float" office:value="2.173884" calcext:value-type="float">
            <text:p>2.173884</text:p>
          </table:table-cell>
          <table:table-cell office:value-type="float" office:value="4.49343" calcext:value-type="float">
            <text:p>4.49343</text:p>
          </table:table-cell>
          <table:table-cell table:number-columns-repeated="4"/>
        </table:table-row>
        <table:table-row table:style-name="ro1">
          <table:table-cell office:value-type="float" office:value="2.17404" calcext:value-type="float">
            <text:p>2.17404</text:p>
          </table:table-cell>
          <table:table-cell office:value-type="float" office:value="4.7074" calcext:value-type="float">
            <text:p>4.7074</text:p>
          </table:table-cell>
          <table:table-cell table:number-columns-repeated="4"/>
        </table:table-row>
        <table:table-row table:style-name="ro1">
          <table:table-cell office:value-type="float" office:value="2.198264" calcext:value-type="float">
            <text:p>2.198264</text:p>
          </table:table-cell>
          <table:table-cell office:value-type="float" office:value="4.7662" calcext:value-type="float">
            <text:p>4.7662</text:p>
          </table:table-cell>
          <table:table-cell table:number-columns-repeated="4"/>
        </table:table-row>
        <table:table-row table:style-name="ro1">
          <table:table-cell office:value-type="float" office:value="2.19842" calcext:value-type="float">
            <text:p>2.19842</text:p>
          </table:table-cell>
          <table:table-cell office:value-type="float" office:value="4.53924" calcext:value-type="float">
            <text:p>4.53924</text:p>
          </table:table-cell>
          <table:table-cell table:number-columns-repeated="4"/>
        </table:table-row>
        <table:table-row table:style-name="ro1">
          <table:table-cell office:value-type="float" office:value="2.224656" calcext:value-type="float">
            <text:p>2.224656</text:p>
          </table:table-cell>
          <table:table-cell office:value-type="float" office:value="4.82217" calcext:value-type="float">
            <text:p>4.82217</text:p>
          </table:table-cell>
          <table:table-cell table:number-columns-repeated="4"/>
        </table:table-row>
        <table:table-row table:style-name="ro1">
          <table:table-cell office:value-type="float" office:value="2.224816" calcext:value-type="float">
            <text:p>2.224816</text:p>
          </table:table-cell>
          <table:table-cell office:value-type="float" office:value="4.82144" calcext:value-type="float">
            <text:p>4.82144</text:p>
          </table:table-cell>
          <table:table-cell table:number-columns-repeated="4"/>
        </table:table-row>
        <table:table-row table:style-name="ro1">
          <table:table-cell office:value-type="float" office:value="2.253576" calcext:value-type="float">
            <text:p>2.253576</text:p>
          </table:table-cell>
          <table:table-cell office:value-type="float" office:value="4.59198" calcext:value-type="float">
            <text:p>4.59198</text:p>
          </table:table-cell>
          <table:table-cell table:number-columns-repeated="4"/>
        </table:table-row>
        <table:table-row table:style-name="ro1">
          <table:table-cell office:value-type="float" office:value="2.253728" calcext:value-type="float">
            <text:p>2.253728</text:p>
          </table:table-cell>
          <table:table-cell office:value-type="float" office:value="4.59325" calcext:value-type="float">
            <text:p>4.59325</text:p>
          </table:table-cell>
          <table:table-cell table:number-columns-repeated="4"/>
        </table:table-row>
        <table:table-row table:style-name="ro1">
          <table:table-cell office:value-type="float" office:value="2.278308" calcext:value-type="float">
            <text:p>2.278308</text:p>
          </table:table-cell>
          <table:table-cell office:value-type="float" office:value="4.69837" calcext:value-type="float">
            <text:p>4.69837</text:p>
          </table:table-cell>
          <table:table-cell table:number-columns-repeated="4"/>
        </table:table-row>
        <table:table-row table:style-name="ro1">
          <table:table-cell office:value-type="float" office:value="2.27846" calcext:value-type="float">
            <text:p>2.27846</text:p>
          </table:table-cell>
          <table:table-cell office:value-type="float" office:value="4.69837" calcext:value-type="float">
            <text:p>4.69837</text:p>
          </table:table-cell>
          <table:table-cell table:number-columns-repeated="4"/>
        </table:table-row>
        <table:table-row table:style-name="ro1">
          <table:table-cell office:value-type="float" office:value="2.303704" calcext:value-type="float">
            <text:p>2.303704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2.303856" calcext:value-type="float">
            <text:p>2.303856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2.328524" calcext:value-type="float">
            <text:p>2.328524</text:p>
          </table:table-cell>
          <table:table-cell office:value-type="float" office:value="4.68171" calcext:value-type="float">
            <text:p>4.68171</text:p>
          </table:table-cell>
          <table:table-cell table:number-columns-repeated="4"/>
        </table:table-row>
        <table:table-row table:style-name="ro1">
          <table:table-cell office:value-type="float" office:value="2.328704" calcext:value-type="float">
            <text:p>2.328704</text:p>
          </table:table-cell>
          <table:table-cell office:value-type="float" office:value="4.89912" calcext:value-type="float">
            <text:p>4.89912</text:p>
          </table:table-cell>
          <table:table-cell table:number-columns-repeated="4"/>
        </table:table-row>
        <table:table-row table:style-name="ro1">
          <table:table-cell office:value-type="float" office:value="2.353944" calcext:value-type="float">
            <text:p>2.353944</text:p>
          </table:table-cell>
          <table:table-cell office:value-type="float" office:value="4.78888" calcext:value-type="float">
            <text:p>4.78888</text:p>
          </table:table-cell>
          <table:table-cell table:number-columns-repeated="4"/>
        </table:table-row>
        <table:table-row table:style-name="ro1">
          <table:table-cell office:value-type="float" office:value="2.3541" calcext:value-type="float">
            <text:p>2.3541</text:p>
          </table:table-cell>
          <table:table-cell office:value-type="float" office:value="4.57552" calcext:value-type="float">
            <text:p>4.57552</text:p>
          </table:table-cell>
          <table:table-cell table:number-columns-repeated="4"/>
        </table:table-row>
        <table:table-row table:style-name="ro1">
          <table:table-cell office:value-type="float" office:value="2.379788" calcext:value-type="float">
            <text:p>2.379788</text:p>
          </table:table-cell>
          <table:table-cell office:value-type="float" office:value="4.71031" calcext:value-type="float">
            <text:p>4.71031</text:p>
          </table:table-cell>
          <table:table-cell table:number-columns-repeated="4"/>
        </table:table-row>
        <table:table-row table:style-name="ro1">
          <table:table-cell office:value-type="float" office:value="2.379944" calcext:value-type="float">
            <text:p>2.379944</text:p>
          </table:table-cell>
          <table:table-cell office:value-type="float" office:value="4.92442" calcext:value-type="float">
            <text:p>4.92442</text:p>
          </table:table-cell>
          <table:table-cell table:number-columns-repeated="4"/>
        </table:table-row>
        <table:table-row table:style-name="ro1">
          <table:table-cell office:value-type="float" office:value="2.404204" calcext:value-type="float">
            <text:p>2.404204</text:p>
          </table:table-cell>
          <table:table-cell office:value-type="float" office:value="4.75917" calcext:value-type="float">
            <text:p>4.75917</text:p>
          </table:table-cell>
          <table:table-cell table:number-columns-repeated="4"/>
        </table:table-row>
        <table:table-row table:style-name="ro1">
          <table:table-cell office:value-type="float" office:value="2.40436" calcext:value-type="float">
            <text:p>2.40436</text:p>
          </table:table-cell>
          <table:table-cell office:value-type="float" office:value="4.53255" calcext:value-type="float">
            <text:p>4.53255</text:p>
          </table:table-cell>
          <table:table-cell table:number-columns-repeated="4"/>
        </table:table-row>
        <table:table-row table:style-name="ro1">
          <table:table-cell office:value-type="float" office:value="2.429648" calcext:value-type="float">
            <text:p>2.429648</text:p>
          </table:table-cell>
          <table:table-cell office:value-type="float" office:value="4.56689" calcext:value-type="float">
            <text:p>4.56689</text:p>
          </table:table-cell>
          <table:table-cell table:number-columns-repeated="4"/>
        </table:table-row>
        <table:table-row table:style-name="ro1">
          <table:table-cell office:value-type="float" office:value="2.4298" calcext:value-type="float">
            <text:p>2.4298</text:p>
          </table:table-cell>
          <table:table-cell office:value-type="float" office:value="4.78511" calcext:value-type="float">
            <text:p>4.78511</text:p>
          </table:table-cell>
          <table:table-cell table:number-columns-repeated="4"/>
        </table:table-row>
        <table:table-row table:style-name="ro1">
          <table:table-cell office:value-type="float" office:value="2.4544" calcext:value-type="float">
            <text:p>2.4544</text:p>
          </table:table-cell>
          <table:table-cell office:value-type="float" office:value="4.69457" calcext:value-type="float">
            <text:p>4.69457</text:p>
          </table:table-cell>
          <table:table-cell table:number-columns-repeated="4"/>
        </table:table-row>
        <table:table-row table:style-name="ro1">
          <table:table-cell office:value-type="float" office:value="2.454576" calcext:value-type="float">
            <text:p>2.454576</text:p>
          </table:table-cell>
          <table:table-cell office:value-type="float" office:value="4.69002" calcext:value-type="float">
            <text:p>4.69002</text:p>
          </table:table-cell>
          <table:table-cell table:number-columns-repeated="4"/>
        </table:table-row>
        <table:table-row table:style-name="ro1">
          <table:table-cell office:value-type="float" office:value="2.47932" calcext:value-type="float">
            <text:p>2.47932</text:p>
          </table:table-cell>
          <table:table-cell office:value-type="float" office:value="4.66292" calcext:value-type="float">
            <text:p>4.66292</text:p>
          </table:table-cell>
          <table:table-cell table:number-columns-repeated="4"/>
        </table:table-row>
        <table:table-row table:style-name="ro1">
          <table:table-cell office:value-type="float" office:value="2.479492" calcext:value-type="float">
            <text:p>2.479492</text:p>
          </table:table-cell>
          <table:table-cell office:value-type="float" office:value="4.66367" calcext:value-type="float">
            <text:p>4.66367</text:p>
          </table:table-cell>
          <table:table-cell table:number-columns-repeated="4"/>
        </table:table-row>
        <table:table-row table:style-name="ro1">
          <table:table-cell office:value-type="float" office:value="2.504624" calcext:value-type="float">
            <text:p>2.504624</text:p>
          </table:table-cell>
          <table:table-cell office:value-type="float" office:value="4.81083" calcext:value-type="float">
            <text:p>4.81083</text:p>
          </table:table-cell>
          <table:table-cell table:number-columns-repeated="4"/>
        </table:table-row>
        <table:table-row table:style-name="ro1">
          <table:table-cell office:value-type="float" office:value="2.50478" calcext:value-type="float">
            <text:p>2.50478</text:p>
          </table:table-cell>
          <table:table-cell office:value-type="float" office:value="4.59506" calcext:value-type="float">
            <text:p>4.59506</text:p>
          </table:table-cell>
          <table:table-cell table:number-columns-repeated="4"/>
        </table:table-row>
        <table:table-row table:style-name="ro1">
          <table:table-cell office:value-type="float" office:value="2.529012" calcext:value-type="float">
            <text:p>2.529012</text:p>
          </table:table-cell>
          <table:table-cell office:value-type="float" office:value="4.76464" calcext:value-type="float">
            <text:p>4.76464</text:p>
          </table:table-cell>
          <table:table-cell table:number-columns-repeated="4"/>
        </table:table-row>
        <table:table-row table:style-name="ro1">
          <table:table-cell office:value-type="float" office:value="2.529168" calcext:value-type="float">
            <text:p>2.529168</text:p>
          </table:table-cell>
          <table:table-cell office:value-type="float" office:value="4.76464" calcext:value-type="float">
            <text:p>4.76464</text:p>
          </table:table-cell>
          <table:table-cell table:number-columns-repeated="4"/>
        </table:table-row>
        <table:table-row table:style-name="ro1">
          <table:table-cell office:value-type="float" office:value="2.554852" calcext:value-type="float">
            <text:p>2.554852</text:p>
          </table:table-cell>
          <table:table-cell office:value-type="float" office:value="4.71104" calcext:value-type="float">
            <text:p>4.71104</text:p>
          </table:table-cell>
          <table:table-cell table:number-columns-repeated="4"/>
        </table:table-row>
        <table:table-row table:style-name="ro1">
          <table:table-cell office:value-type="float" office:value="2.555004" calcext:value-type="float">
            <text:p>2.555004</text:p>
          </table:table-cell>
          <table:table-cell office:value-type="float" office:value="4.71177" calcext:value-type="float">
            <text:p>4.71177</text:p>
          </table:table-cell>
          <table:table-cell table:number-columns-repeated="4"/>
        </table:table-row>
        <table:table-row table:style-name="ro1">
          <table:table-cell office:value-type="float" office:value="2.579776" calcext:value-type="float">
            <text:p>2.579776</text:p>
          </table:table-cell>
          <table:table-cell office:value-type="float" office:value="4.66217" calcext:value-type="float">
            <text:p>4.66217</text:p>
          </table:table-cell>
          <table:table-cell table:number-columns-repeated="4"/>
        </table:table-row>
        <table:table-row table:style-name="ro1">
          <table:table-cell office:value-type="float" office:value="2.579928" calcext:value-type="float">
            <text:p>2.579928</text:p>
          </table:table-cell>
          <table:table-cell office:value-type="float" office:value="4.88418" calcext:value-type="float">
            <text:p>4.88418</text:p>
          </table:table-cell>
          <table:table-cell table:number-columns-repeated="4"/>
        </table:table-row>
        <table:table-row table:style-name="ro1">
          <table:table-cell office:value-type="float" office:value="2.605084" calcext:value-type="float">
            <text:p>2.605084</text:p>
          </table:table-cell>
          <table:table-cell office:value-type="float" office:value="4.59143" calcext:value-type="float">
            <text:p>4.59143</text:p>
          </table:table-cell>
          <table:table-cell table:number-columns-repeated="4"/>
        </table:table-row>
        <table:table-row table:style-name="ro1">
          <table:table-cell office:value-type="float" office:value="2.605256" calcext:value-type="float">
            <text:p>2.605256</text:p>
          </table:table-cell>
          <table:table-cell office:value-type="float" office:value="4.80627" calcext:value-type="float">
            <text:p>4.80627</text:p>
          </table:table-cell>
          <table:table-cell table:number-columns-repeated="4"/>
        </table:table-row>
        <table:table-row table:style-name="ro1">
          <table:table-cell office:value-type="float" office:value="2.629408" calcext:value-type="float">
            <text:p>2.629408</text:p>
          </table:table-cell>
          <table:table-cell office:value-type="float" office:value="4.77717" calcext:value-type="float">
            <text:p>4.77717</text:p>
          </table:table-cell>
          <table:table-cell table:number-columns-repeated="4"/>
        </table:table-row>
        <table:table-row table:style-name="ro1">
          <table:table-cell office:value-type="float" office:value="2.629588" calcext:value-type="float">
            <text:p>2.629588</text:p>
          </table:table-cell>
          <table:table-cell office:value-type="float" office:value="4.54819" calcext:value-type="float">
            <text:p>4.54819</text:p>
          </table:table-cell>
          <table:table-cell table:number-columns-repeated="4"/>
        </table:table-row>
        <table:table-row table:style-name="ro1">
          <table:table-cell office:value-type="float" office:value="2.654252" calcext:value-type="float">
            <text:p>2.654252</text:p>
          </table:table-cell>
          <table:table-cell office:value-type="float" office:value="4.67719" calcext:value-type="float">
            <text:p>4.67719</text:p>
          </table:table-cell>
          <table:table-cell table:number-columns-repeated="4"/>
        </table:table-row>
        <table:table-row table:style-name="ro1">
          <table:table-cell office:value-type="float" office:value="2.65442" calcext:value-type="float">
            <text:p>2.65442</text:p>
          </table:table-cell>
          <table:table-cell office:value-type="float" office:value="4.90228" calcext:value-type="float">
            <text:p>4.90228</text:p>
          </table:table-cell>
          <table:table-cell table:number-columns-repeated="4"/>
        </table:table-row>
        <table:table-row table:style-name="ro1">
          <table:table-cell office:value-type="float" office:value="2.679632" calcext:value-type="float">
            <text:p>2.679632</text:p>
          </table:table-cell>
          <table:table-cell office:value-type="float" office:value="4.79643" calcext:value-type="float">
            <text:p>4.79643</text:p>
          </table:table-cell>
          <table:table-cell table:number-columns-repeated="4"/>
        </table:table-row>
        <table:table-row table:style-name="ro1">
          <table:table-cell office:value-type="float" office:value="2.679788" calcext:value-type="float">
            <text:p>2.679788</text:p>
          </table:table-cell>
          <table:table-cell office:value-type="float" office:value="4.58057" calcext:value-type="float">
            <text:p>4.58057</text:p>
          </table:table-cell>
          <table:table-cell table:number-columns-repeated="4"/>
        </table:table-row>
        <table:table-row table:style-name="ro1">
          <table:table-cell office:value-type="float" office:value="2.704372" calcext:value-type="float">
            <text:p>2.704372</text:p>
          </table:table-cell>
          <table:table-cell office:value-type="float" office:value="4.69685" calcext:value-type="float">
            <text:p>4.69685</text:p>
          </table:table-cell>
          <table:table-cell table:number-columns-repeated="4"/>
        </table:table-row>
        <table:table-row table:style-name="ro1">
          <table:table-cell office:value-type="float" office:value="2.704552" calcext:value-type="float">
            <text:p>2.704552</text:p>
          </table:table-cell>
          <table:table-cell office:value-type="float" office:value="4.6923" calcext:value-type="float">
            <text:p>4.6923</text:p>
          </table:table-cell>
          <table:table-cell table:number-columns-repeated="4"/>
        </table:table-row>
        <table:table-row table:style-name="ro1">
          <table:table-cell office:value-type="float" office:value="2.729784" calcext:value-type="float">
            <text:p>2.729784</text:p>
          </table:table-cell>
          <table:table-cell office:value-type="float" office:value="4.79039" calcext:value-type="float">
            <text:p>4.79039</text:p>
          </table:table-cell>
          <table:table-cell table:number-columns-repeated="4"/>
        </table:table-row>
        <table:table-row table:style-name="ro1">
          <table:table-cell office:value-type="float" office:value="2.72994" calcext:value-type="float">
            <text:p>2.72994</text:p>
          </table:table-cell>
          <table:table-cell office:value-type="float" office:value="4.79492" calcext:value-type="float">
            <text:p>4.79492</text:p>
          </table:table-cell>
          <table:table-cell table:number-columns-repeated="4"/>
        </table:table-row>
        <table:table-row table:style-name="ro1">
          <table:table-cell office:value-type="float" office:value="2.754696" calcext:value-type="float">
            <text:p>2.754696</text:p>
          </table:table-cell>
          <table:table-cell office:value-type="float" office:value="4.66442" calcext:value-type="float">
            <text:p>4.66442</text:p>
          </table:table-cell>
          <table:table-cell table:number-columns-repeated="4"/>
        </table:table-row>
        <table:table-row table:style-name="ro1">
          <table:table-cell office:value-type="float" office:value="2.754848" calcext:value-type="float">
            <text:p>2.754848</text:p>
          </table:table-cell>
          <table:table-cell office:value-type="float" office:value="4.66517" calcext:value-type="float">
            <text:p>4.66517</text:p>
          </table:table-cell>
          <table:table-cell table:number-columns-repeated="4"/>
        </table:table-row>
        <table:table-row table:style-name="ro1">
          <table:table-cell office:value-type="float" office:value="2.779" calcext:value-type="float">
            <text:p>2.779</text:p>
          </table:table-cell>
          <table:table-cell office:value-type="float" office:value="4.78111" calcext:value-type="float">
            <text:p>4.78111</text:p>
          </table:table-cell>
          <table:table-cell table:number-columns-repeated="4"/>
        </table:table-row>
        <table:table-row table:style-name="ro1">
          <table:table-cell office:value-type="float" office:value="2.779152" calcext:value-type="float">
            <text:p>2.779152</text:p>
          </table:table-cell>
          <table:table-cell office:value-type="float" office:value="4.78111" calcext:value-type="float">
            <text:p>4.78111</text:p>
          </table:table-cell>
          <table:table-cell table:number-columns-repeated="4"/>
        </table:table-row>
        <table:table-row table:style-name="ro1">
          <table:table-cell office:value-type="float" office:value="2.80442" calcext:value-type="float">
            <text:p>2.80442</text:p>
          </table:table-cell>
          <table:table-cell office:value-type="float" office:value="4.78888" calcext:value-type="float">
            <text:p>4.78888</text:p>
          </table:table-cell>
          <table:table-cell table:number-columns-repeated="4"/>
        </table:table-row>
        <table:table-row table:style-name="ro1">
          <table:table-cell office:value-type="float" office:value="2.80458" calcext:value-type="float">
            <text:p>2.80458</text:p>
          </table:table-cell>
          <table:table-cell office:value-type="float" office:value="4.78737" calcext:value-type="float">
            <text:p>4.78737</text:p>
          </table:table-cell>
          <table:table-cell table:number-columns-repeated="4"/>
        </table:table-row>
        <table:table-row table:style-name="ro1">
          <table:table-cell office:value-type="float" office:value="2.8292" calcext:value-type="float">
            <text:p>2.8292</text:p>
          </table:table-cell>
          <table:table-cell office:value-type="float" office:value="4.68927" calcext:value-type="float">
            <text:p>4.68927</text:p>
          </table:table-cell>
          <table:table-cell table:number-columns-repeated="4"/>
        </table:table-row>
        <table:table-row table:style-name="ro1">
          <table:table-cell office:value-type="float" office:value="2.829356" calcext:value-type="float">
            <text:p>2.829356</text:p>
          </table:table-cell>
          <table:table-cell office:value-type="float" office:value="4.69002" calcext:value-type="float">
            <text:p>4.69002</text:p>
          </table:table-cell>
          <table:table-cell table:number-columns-repeated="4"/>
        </table:table-row>
        <table:table-row table:style-name="ro1">
          <table:table-cell office:value-type="float" office:value="2.854624" calcext:value-type="float">
            <text:p>2.854624</text:p>
          </table:table-cell>
          <table:table-cell office:value-type="float" office:value="4.78813" calcext:value-type="float">
            <text:p>4.78813</text:p>
          </table:table-cell>
          <table:table-cell table:number-columns-repeated="4"/>
        </table:table-row>
        <table:table-row table:style-name="ro1">
          <table:table-cell office:value-type="float" office:value="2.85478" calcext:value-type="float">
            <text:p>2.85478</text:p>
          </table:table-cell>
          <table:table-cell office:value-type="float" office:value="4.78813" calcext:value-type="float">
            <text:p>4.78813</text:p>
          </table:table-cell>
          <table:table-cell table:number-columns-repeated="4"/>
        </table:table-row>
        <table:table-row table:style-name="ro1">
          <table:table-cell office:value-type="float" office:value="2.879952" calcext:value-type="float">
            <text:p>2.879952</text:p>
          </table:table-cell>
          <table:table-cell office:value-type="float" office:value="4.80627" calcext:value-type="float">
            <text:p>4.80627</text:p>
          </table:table-cell>
          <table:table-cell table:number-columns-repeated="4"/>
        </table:table-row>
        <table:table-row table:style-name="ro1">
          <table:table-cell office:value-type="float" office:value="2.880104" calcext:value-type="float">
            <text:p>2.880104</text:p>
          </table:table-cell>
          <table:table-cell office:value-type="float" office:value="4.80703" calcext:value-type="float">
            <text:p>4.80703</text:p>
          </table:table-cell>
          <table:table-cell table:number-columns-repeated="4"/>
        </table:table-row>
        <table:table-row table:style-name="ro1">
          <table:table-cell office:value-type="float" office:value="2.908412" calcext:value-type="float">
            <text:p>2.908412</text:p>
          </table:table-cell>
          <table:table-cell office:value-type="float" office:value="4.6662" calcext:value-type="float">
            <text:p>4.6662</text:p>
          </table:table-cell>
          <table:table-cell table:number-columns-repeated="4"/>
        </table:table-row>
        <table:table-row table:style-name="ro1">
          <table:table-cell office:value-type="float" office:value="2.908576" calcext:value-type="float">
            <text:p>2.908576</text:p>
          </table:table-cell>
          <table:table-cell office:value-type="float" office:value="4.66423" calcext:value-type="float">
            <text:p>4.66423</text:p>
          </table:table-cell>
          <table:table-cell table:number-columns-repeated="4"/>
        </table:table-row>
        <table:table-row table:style-name="ro1">
          <table:table-cell office:value-type="float" office:value="2.933692" calcext:value-type="float">
            <text:p>2.933692</text:p>
          </table:table-cell>
          <table:table-cell office:value-type="float" office:value="4.8154" calcext:value-type="float">
            <text:p>4.8154</text:p>
          </table:table-cell>
          <table:table-cell table:number-columns-repeated="4"/>
        </table:table-row>
        <table:table-row table:style-name="ro1">
          <table:table-cell office:value-type="float" office:value="2.933844" calcext:value-type="float">
            <text:p>2.933844</text:p>
          </table:table-cell>
          <table:table-cell office:value-type="float" office:value="4.81769" calcext:value-type="float">
            <text:p>4.81769</text:p>
          </table:table-cell>
          <table:table-cell table:number-columns-repeated="4"/>
        </table:table-row>
        <table:table-row table:style-name="ro1">
          <table:table-cell office:value-type="float" office:value="2.958008" calcext:value-type="float">
            <text:p>2.958008</text:p>
          </table:table-cell>
          <table:table-cell office:value-type="float" office:value="4.55119" calcext:value-type="float">
            <text:p>4.55119</text:p>
          </table:table-cell>
          <table:table-cell table:number-columns-repeated="4"/>
        </table:table-row>
        <table:table-row table:style-name="ro1">
          <table:table-cell office:value-type="float" office:value="2.95818" calcext:value-type="float">
            <text:p>2.95818</text:p>
          </table:table-cell>
          <table:table-cell office:value-type="float" office:value="4.77482" calcext:value-type="float">
            <text:p>4.77482</text:p>
          </table:table-cell>
          <table:table-cell table:number-columns-repeated="4"/>
        </table:table-row>
        <table:table-row table:style-name="ro1">
          <table:table-cell office:value-type="float" office:value="2.983904" calcext:value-type="float">
            <text:p>2.983904</text:p>
          </table:table-cell>
          <table:table-cell office:value-type="float" office:value="4.91453" calcext:value-type="float">
            <text:p>4.91453</text:p>
          </table:table-cell>
          <table:table-cell table:number-columns-repeated="4"/>
        </table:table-row>
        <table:table-row table:style-name="ro1">
          <table:table-cell office:value-type="float" office:value="2.984056" calcext:value-type="float">
            <text:p>2.984056</text:p>
          </table:table-cell>
          <table:table-cell office:value-type="float" office:value="4.70449" calcext:value-type="float">
            <text:p>4.70449</text:p>
          </table:table-cell>
          <table:table-cell table:number-columns-repeated="4"/>
        </table:table-row>
        <table:table-row table:style-name="ro1">
          <table:table-cell office:value-type="float" office:value="3.008268" calcext:value-type="float">
            <text:p>3.008268</text:p>
          </table:table-cell>
          <table:table-cell office:value-type="float" office:value="4.76933" calcext:value-type="float">
            <text:p>4.76933</text:p>
          </table:table-cell>
          <table:table-cell table:number-columns-repeated="4"/>
        </table:table-row>
        <table:table-row table:style-name="ro1">
          <table:table-cell office:value-type="float" office:value="3.00842" calcext:value-type="float">
            <text:p>3.00842</text:p>
          </table:table-cell>
          <table:table-cell office:value-type="float" office:value="4.76933" calcext:value-type="float">
            <text:p>4.76933</text:p>
          </table:table-cell>
          <table:table-cell table:number-columns-repeated="4"/>
        </table:table-row>
        <table:table-row table:style-name="ro1">
          <table:table-cell office:value-type="float" office:value="3.034172" calcext:value-type="float">
            <text:p>3.034172</text:p>
          </table:table-cell>
          <table:table-cell office:value-type="float" office:value="4.6994" calcext:value-type="float">
            <text:p>4.6994</text:p>
          </table:table-cell>
          <table:table-cell table:number-columns-repeated="4"/>
        </table:table-row>
        <table:table-row table:style-name="ro1">
          <table:table-cell office:value-type="float" office:value="3.034324" calcext:value-type="float">
            <text:p>3.034324</text:p>
          </table:table-cell>
          <table:table-cell office:value-type="float" office:value="4.6994" calcext:value-type="float">
            <text:p>4.6994</text:p>
          </table:table-cell>
          <table:table-cell table:number-columns-repeated="4"/>
        </table:table-row>
        <table:table-row table:style-name="ro1">
          <table:table-cell office:value-type="float" office:value="3.059504" calcext:value-type="float">
            <text:p>3.059504</text:p>
          </table:table-cell>
          <table:table-cell office:value-type="float" office:value="4.80552" calcext:value-type="float">
            <text:p>4.80552</text:p>
          </table:table-cell>
          <table:table-cell table:number-columns-repeated="4"/>
        </table:table-row>
        <table:table-row table:style-name="ro1">
          <table:table-cell office:value-type="float" office:value="3.05968" calcext:value-type="float">
            <text:p>3.05968</text:p>
          </table:table-cell>
          <table:table-cell office:value-type="float" office:value="4.80097" calcext:value-type="float">
            <text:p>4.8009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Speed</text:p>
          </table:table-cell>
          <table:table-cell table:formula="of:=MAX([.B201:.B244])" office:value-type="float" office:value="4.91453" calcext:value-type="float">
            <text:p>4.91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Top Speed</text:p>
          </table:table-cell>
          <table:table-cell table:formula="of:=AVERAGE([.B201:.B244])" office:value-type="float" office:value="4.74186" calcext:value-type="float">
            <text:p>4.741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1:28:23.702007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5T11:37:49.211663891</dc:date>
    <meta:editing-duration>PT18M15S</meta:editing-duration>
    <meta:editing-cycles>4</meta:editing-cycles>
    <meta:document-statistic meta:table-count="1" meta:cell-count="4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peedValue.A2:speedValue.B244" svg:x="0.32cm" svg:y="0.18cm" svg:width="12.508cm" svg:height="8.64cm">
          <chartooo:coordinate-region svg:x="0.756cm" svg:y="0.379cm" svg:width="11.8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Value.B2:speedValue.B244" chart:class="chart:scatter">
            <chart:domain table:cell-range-address="speedValue.A2:speedValue.A244"/>
            <chart:data-point chart:repeated="2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56000000000003">
                <text:p>0.000156000000000003</text:p>
                <draw:g>
                  <svg:desc>speedValue.A2:speedValue.A244</svg:desc>
                </draw:g>
              </table:table-cell>
              <table:table-cell office:value-type="float" office:value="0.430878">
                <text:p>0.430878</text:p>
                <draw:g>
                  <svg:desc>speedValue.B2:speedValue.B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732">
                <text:p>0.024732</text:p>
              </table:table-cell>
              <table:table-cell office:value-type="float" office:value="0.447463">
                <text:p>0.447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884">
                <text:p>0.024884</text:p>
              </table:table-cell>
              <table:table-cell office:value-type="float" office:value="0.447536">
                <text:p>0.447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904">
                <text:p>0.049904</text:p>
              </table:table-cell>
              <table:table-cell office:value-type="float" office:value="0.659463">
                <text:p>0.659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06">
                <text:p>0.05006</text:p>
              </table:table-cell>
              <table:table-cell office:value-type="float" office:value="0.659358">
                <text:p>0.659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572">
                <text:p>0.075572</text:p>
              </table:table-cell>
              <table:table-cell office:value-type="float" office:value="1.07787">
                <text:p>1.07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5744">
                <text:p>0.075744</text:p>
              </table:table-cell>
              <table:table-cell office:value-type="float" office:value="1.07719">
                <text:p>1.07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248">
                <text:p>0.100248</text:p>
              </table:table-cell>
              <table:table-cell office:value-type="float" office:value="1.34544">
                <text:p>1.34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42">
                <text:p>0.10042</text:p>
              </table:table-cell>
              <table:table-cell office:value-type="float" office:value="1.34544">
                <text:p>1.34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6048">
                <text:p>0.126048</text:p>
              </table:table-cell>
              <table:table-cell office:value-type="float" office:value="1.50129">
                <text:p>1.50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6204">
                <text:p>0.126204</text:p>
              </table:table-cell>
              <table:table-cell office:value-type="float" office:value="1.50222">
                <text:p>1.50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0248">
                <text:p>0.150248</text:p>
              </table:table-cell>
              <table:table-cell office:value-type="float" office:value="1.8292">
                <text:p>1.8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04">
                <text:p>0.1504</text:p>
              </table:table-cell>
              <table:table-cell office:value-type="float" office:value="1.60082">
                <text:p>1.60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5012">
                <text:p>0.175012</text:p>
              </table:table-cell>
              <table:table-cell office:value-type="float" office:value="2.01098">
                <text:p>2.01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5164">
                <text:p>0.175164</text:p>
              </table:table-cell>
              <table:table-cell office:value-type="float" office:value="2.01098">
                <text:p>2.01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086">
                <text:p>0.20086</text:p>
              </table:table-cell>
              <table:table-cell office:value-type="float" office:value="2.14072">
                <text:p>2.14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1016">
                <text:p>0.201016</text:p>
              </table:table-cell>
              <table:table-cell office:value-type="float" office:value="2.35443">
                <text:p>2.35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522">
                <text:p>0.22522</text:p>
              </table:table-cell>
              <table:table-cell office:value-type="float" office:value="2.49863">
                <text:p>2.49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376">
                <text:p>0.225376</text:p>
              </table:table-cell>
              <table:table-cell office:value-type="float" office:value="2.27148">
                <text:p>2.27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92">
                <text:p>0.250992</text:p>
              </table:table-cell>
              <table:table-cell office:value-type="float" office:value="2.36174">
                <text:p>2.36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1148">
                <text:p>0.251148</text:p>
              </table:table-cell>
              <table:table-cell office:value-type="float" office:value="2.57644">
                <text:p>2.57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5236">
                <text:p>0.275236</text:p>
              </table:table-cell>
              <table:table-cell office:value-type="float" office:value="2.51059">
                <text:p>2.51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5392">
                <text:p>0.275392</text:p>
              </table:table-cell>
              <table:table-cell office:value-type="float" office:value="2.28235">
                <text:p>2.28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1504">
                <text:p>0.301504</text:p>
              </table:table-cell>
              <table:table-cell office:value-type="float" office:value="2.52779">
                <text:p>2.52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1668">
                <text:p>0.301668</text:p>
              </table:table-cell>
              <table:table-cell office:value-type="float" office:value="2.52702">
                <text:p>2.52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9304">
                <text:p>0.329304</text:p>
              </table:table-cell>
              <table:table-cell office:value-type="float" office:value="2.38849">
                <text:p>2.38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9464">
                <text:p>0.329464</text:p>
              </table:table-cell>
              <table:table-cell office:value-type="float" office:value="2.38883">
                <text:p>2.38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4572">
                <text:p>0.354572</text:p>
              </table:table-cell>
              <table:table-cell office:value-type="float" office:value="2.18986">
                <text:p>2.18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4724">
                <text:p>0.354724</text:p>
              </table:table-cell>
              <table:table-cell office:value-type="float" office:value="2.40961">
                <text:p>2.40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9852">
                <text:p>0.379852</text:p>
              </table:table-cell>
              <table:table-cell office:value-type="float" office:value="2.62658">
                <text:p>2.626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0004">
                <text:p>0.380004</text:p>
              </table:table-cell>
              <table:table-cell office:value-type="float" office:value="2.62658">
                <text:p>2.62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4156">
                <text:p>0.404156</text:p>
              </table:table-cell>
              <table:table-cell office:value-type="float" office:value="2.73206">
                <text:p>2.73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4312">
                <text:p>0.404312</text:p>
              </table:table-cell>
              <table:table-cell office:value-type="float" office:value="2.50398">
                <text:p>2.50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9884">
                <text:p>0.429884</text:p>
              </table:table-cell>
              <table:table-cell office:value-type="float" office:value="2.58085">
                <text:p>2.58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004">
                <text:p>0.43004</text:p>
              </table:table-cell>
              <table:table-cell office:value-type="float" office:value="2.58085">
                <text:p>2.58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4652">
                <text:p>0.454652</text:p>
              </table:table-cell>
              <table:table-cell office:value-type="float" office:value="2.45747">
                <text:p>2.457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4804">
                <text:p>0.454804</text:p>
              </table:table-cell>
              <table:table-cell office:value-type="float" office:value="2.68131">
                <text:p>2.68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89">
                <text:p>0.4789</text:p>
              </table:table-cell>
              <table:table-cell office:value-type="float" office:value="2.73837">
                <text:p>2.73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9056">
                <text:p>0.479056</text:p>
              </table:table-cell>
              <table:table-cell office:value-type="float" office:value="2.73792">
                <text:p>2.7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4776">
                <text:p>0.504776</text:p>
              </table:table-cell>
              <table:table-cell office:value-type="float" office:value="2.77992">
                <text:p>2.77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4932">
                <text:p>0.504932</text:p>
              </table:table-cell>
              <table:table-cell office:value-type="float" office:value="2.56608">
                <text:p>2.56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2908">
                <text:p>0.52908</text:p>
              </table:table-cell>
              <table:table-cell office:value-type="float" office:value="2.73206">
                <text:p>2.73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9232">
                <text:p>0.529232</text:p>
              </table:table-cell>
              <table:table-cell office:value-type="float" office:value="2.96022">
                <text:p>2.96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482">
                <text:p>0.55482</text:p>
              </table:table-cell>
              <table:table-cell office:value-type="float" office:value="3.00958">
                <text:p>3.00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4976">
                <text:p>0.554976</text:p>
              </table:table-cell>
              <table:table-cell office:value-type="float" office:value="2.79418">
                <text:p>2.79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968">
                <text:p>0.57968</text:p>
              </table:table-cell>
              <table:table-cell office:value-type="float" office:value="2.89354">
                <text:p>2.89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9832">
                <text:p>0.579832</text:p>
              </table:table-cell>
              <table:table-cell office:value-type="float" office:value="3.11662">
                <text:p>3.11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04464">
                <text:p>0.604464</text:p>
              </table:table-cell>
              <table:table-cell office:value-type="float" office:value="3.12567">
                <text:p>3.12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4624">
                <text:p>0.604624</text:p>
              </table:table-cell>
              <table:table-cell office:value-type="float" office:value="3.12466">
                <text:p>3.12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29676">
                <text:p>0.629676</text:p>
              </table:table-cell>
              <table:table-cell office:value-type="float" office:value="3.07261">
                <text:p>3.07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9828">
                <text:p>0.629828</text:p>
              </table:table-cell>
              <table:table-cell office:value-type="float" office:value="3.07359">
                <text:p>3.073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55048">
                <text:p>0.655048</text:p>
              </table:table-cell>
              <table:table-cell office:value-type="float" office:value="3.27132">
                <text:p>3.27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52">
                <text:p>0.6552</text:p>
              </table:table-cell>
              <table:table-cell office:value-type="float" office:value="3.27132">
                <text:p>3.271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0728">
                <text:p>0.680728</text:p>
              </table:table-cell>
              <table:table-cell office:value-type="float" office:value="3.23209">
                <text:p>3.23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80884">
                <text:p>0.680884</text:p>
              </table:table-cell>
              <table:table-cell office:value-type="float" office:value="3.23158">
                <text:p>3.23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5412">
                <text:p>0.705412</text:p>
              </table:table-cell>
              <table:table-cell office:value-type="float" office:value="3.3625">
                <text:p>3.3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5572">
                <text:p>0.705572</text:p>
              </table:table-cell>
              <table:table-cell office:value-type="float" office:value="3.36196">
                <text:p>3.361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9772">
                <text:p>0.729772</text:p>
              </table:table-cell>
              <table:table-cell office:value-type="float" office:value="3.18008">
                <text:p>3.18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9928">
                <text:p>0.729928</text:p>
              </table:table-cell>
              <table:table-cell office:value-type="float" office:value="3.40778">
                <text:p>3.40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55588">
                <text:p>0.755588</text:p>
              </table:table-cell>
              <table:table-cell office:value-type="float" office:value="3.4294">
                <text:p>3.4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5744">
                <text:p>0.755744</text:p>
              </table:table-cell>
              <table:table-cell office:value-type="float" office:value="3.4294">
                <text:p>3.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80412">
                <text:p>0.780412</text:p>
              </table:table-cell>
              <table:table-cell office:value-type="float" office:value="3.56644">
                <text:p>3.56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0576">
                <text:p>0.780576</text:p>
              </table:table-cell>
              <table:table-cell office:value-type="float" office:value="3.56529">
                <text:p>3.56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05712">
                <text:p>0.805712</text:p>
              </table:table-cell>
              <table:table-cell office:value-type="float" office:value="3.49934">
                <text:p>3.49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05868">
                <text:p>0.805868</text:p>
              </table:table-cell>
              <table:table-cell office:value-type="float" office:value="3.50045">
                <text:p>3.50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30448">
                <text:p>0.830448</text:p>
              </table:table-cell>
              <table:table-cell office:value-type="float" office:value="3.57913">
                <text:p>3.57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30608">
                <text:p>0.830608</text:p>
              </table:table-cell>
              <table:table-cell office:value-type="float" office:value="3.57855">
                <text:p>3.57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5824">
                <text:p>0.855824</text:p>
              </table:table-cell>
              <table:table-cell office:value-type="float" office:value="3.70691">
                <text:p>3.706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598">
                <text:p>0.85598</text:p>
              </table:table-cell>
              <table:table-cell office:value-type="float" office:value="3.7075">
                <text:p>3.70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80628">
                <text:p>0.880628</text:p>
              </table:table-cell>
              <table:table-cell office:value-type="float" office:value="3.56932">
                <text:p>3.56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0784">
                <text:p>0.880784</text:p>
              </table:table-cell>
              <table:table-cell office:value-type="float" office:value="3.7924">
                <text:p>3.79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492">
                <text:p>0.90492</text:p>
              </table:table-cell>
              <table:table-cell office:value-type="float" office:value="3.64455">
                <text:p>3.644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05092">
                <text:p>0.905092</text:p>
              </table:table-cell>
              <table:table-cell office:value-type="float" office:value="3.64215">
                <text:p>3.642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0692">
                <text:p>0.930692</text:p>
              </table:table-cell>
              <table:table-cell office:value-type="float" office:value="3.86466">
                <text:p>3.86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0852">
                <text:p>0.930852</text:p>
              </table:table-cell>
              <table:table-cell office:value-type="float" office:value="3.86646">
                <text:p>3.866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5052">
                <text:p>0.955052</text:p>
              </table:table-cell>
              <table:table-cell office:value-type="float" office:value="3.86152">
                <text:p>3.86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5208">
                <text:p>0.955208</text:p>
              </table:table-cell>
              <table:table-cell office:value-type="float" office:value="3.63497">
                <text:p>3.634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084">
                <text:p>0.98084</text:p>
              </table:table-cell>
              <table:table-cell office:value-type="float" office:value="3.86226">
                <text:p>3.862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0992">
                <text:p>0.980992</text:p>
              </table:table-cell>
              <table:table-cell office:value-type="float" office:value="3.86286">
                <text:p>3.86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5736">
                <text:p>1.005736</text:p>
              </table:table-cell>
              <table:table-cell office:value-type="float" office:value="3.77838">
                <text:p>3.77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5892">
                <text:p>1.005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29988">
                <text:p>1.029988</text:p>
              </table:table-cell>
              <table:table-cell office:value-type="float" office:value="3.87872">
                <text:p>3.87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3014">
                <text:p>1.03014</text:p>
              </table:table-cell>
              <table:table-cell office:value-type="float" office:value="3.87936">
                <text:p>3.879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55404">
                <text:p>1.055404</text:p>
              </table:table-cell>
              <table:table-cell office:value-type="float" office:value="3.91879">
                <text:p>3.918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55568">
                <text:p>1.055568</text:p>
              </table:table-cell>
              <table:table-cell office:value-type="float" office:value="3.91694">
                <text:p>3.91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0196">
                <text:p>1.080196</text:p>
              </table:table-cell>
              <table:table-cell office:value-type="float" office:value="4.01742">
                <text:p>4.01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0348">
                <text:p>1.080348</text:p>
              </table:table-cell>
              <table:table-cell office:value-type="float" office:value="4.01937">
                <text:p>4.01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08456">
                <text:p>1.108456</text:p>
              </table:table-cell>
              <table:table-cell office:value-type="float" office:value="3.91602">
                <text:p>3.91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0862">
                <text:p>1.10862</text:p>
              </table:table-cell>
              <table:table-cell office:value-type="float" office:value="4.11007">
                <text:p>4.11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33792">
                <text:p>1.133792</text:p>
              </table:table-cell>
              <table:table-cell office:value-type="float" office:value="3.93116">
                <text:p>3.931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33964">
                <text:p>1.133964</text:p>
              </table:table-cell>
              <table:table-cell office:value-type="float" office:value="3.92992">
                <text:p>3.929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58556">
                <text:p>1.158556</text:p>
              </table:table-cell>
              <table:table-cell office:value-type="float" office:value="4.24541">
                <text:p>4.245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58708">
                <text:p>1.158708</text:p>
              </table:table-cell>
              <table:table-cell office:value-type="float" office:value="4.02522">
                <text:p>4.02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84428">
                <text:p>1.184428</text:p>
              </table:table-cell>
              <table:table-cell office:value-type="float" office:value="4.06359">
                <text:p>4.06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84592">
                <text:p>1.184592</text:p>
              </table:table-cell>
              <table:table-cell office:value-type="float" office:value="4.06171">
                <text:p>4.06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09244">
                <text:p>1.209244</text:p>
              </table:table-cell>
              <table:table-cell office:value-type="float" office:value="4.23651">
                <text:p>4.23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09396">
                <text:p>1.209396</text:p>
              </table:table-cell>
              <table:table-cell office:value-type="float" office:value="4.23856">
                <text:p>4.238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34628">
                <text:p>1.234628</text:p>
              </table:table-cell>
              <table:table-cell office:value-type="float" office:value="4.14172">
                <text:p>4.14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34784">
                <text:p>1.234784</text:p>
              </table:table-cell>
              <table:table-cell office:value-type="float" office:value="4.14106">
                <text:p>4.14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5942">
                <text:p>1.25942</text:p>
              </table:table-cell>
              <table:table-cell office:value-type="float" office:value="4.24061">
                <text:p>4.24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59584">
                <text:p>1.259584</text:p>
              </table:table-cell>
              <table:table-cell office:value-type="float" office:value="4.23925">
                <text:p>4.239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285264">
                <text:p>1.285264</text:p>
              </table:table-cell>
              <table:table-cell office:value-type="float" office:value="4.068">
                <text:p>4.0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85432">
                <text:p>1.285432</text:p>
              </table:table-cell>
              <table:table-cell office:value-type="float" office:value="4.28144">
                <text:p>4.28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10676">
                <text:p>1.310676</text:p>
              </table:table-cell>
              <table:table-cell office:value-type="float" office:value="4.3549">
                <text:p>4.3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10832">
                <text:p>1.310832</text:p>
              </table:table-cell>
              <table:table-cell office:value-type="float" office:value="4.13911">
                <text:p>4.13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3562">
                <text:p>1.33562</text:p>
              </table:table-cell>
              <table:table-cell office:value-type="float" office:value="4.21477">
                <text:p>4.214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35776">
                <text:p>1.335776</text:p>
              </table:table-cell>
              <table:table-cell office:value-type="float" office:value="4.21477">
                <text:p>4.214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64016">
                <text:p>1.364016</text:p>
              </table:table-cell>
              <table:table-cell office:value-type="float" office:value="4.28699">
                <text:p>4.28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64168">
                <text:p>1.364168</text:p>
              </table:table-cell>
              <table:table-cell office:value-type="float" office:value="4.28759">
                <text:p>4.28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88724">
                <text:p>1.388724</text:p>
              </table:table-cell>
              <table:table-cell office:value-type="float" office:value="4.25503">
                <text:p>4.255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88876">
                <text:p>1.388876</text:p>
              </table:table-cell>
              <table:table-cell office:value-type="float" office:value="4.25503">
                <text:p>4.255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1342">
                <text:p>1.41342</text:p>
              </table:table-cell>
              <table:table-cell office:value-type="float" office:value="4.48116">
                <text:p>4.481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13596">
                <text:p>1.413596</text:p>
              </table:table-cell>
              <table:table-cell office:value-type="float" office:value="4.47681">
                <text:p>4.476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38776">
                <text:p>1.438776</text:p>
              </table:table-cell>
              <table:table-cell office:value-type="float" office:value="4.36452">
                <text:p>4.36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38932">
                <text:p>1.438932</text:p>
              </table:table-cell>
              <table:table-cell office:value-type="float" office:value="4.36796">
                <text:p>4.367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63552">
                <text:p>1.463552</text:p>
              </table:table-cell>
              <table:table-cell office:value-type="float" office:value="4.24335">
                <text:p>4.243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63724">
                <text:p>1.463724</text:p>
              </table:table-cell>
              <table:table-cell office:value-type="float" office:value="4.24061">
                <text:p>4.240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8882">
                <text:p>1.48882</text:p>
              </table:table-cell>
              <table:table-cell office:value-type="float" office:value="4.37972">
                <text:p>4.379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88992">
                <text:p>1.488992</text:p>
              </table:table-cell>
              <table:table-cell office:value-type="float" office:value="4.37972">
                <text:p>4.379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13692">
                <text:p>1.513692</text:p>
              </table:table-cell>
              <table:table-cell office:value-type="float" office:value="4.44945">
                <text:p>4.449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13844">
                <text:p>1.513844</text:p>
              </table:table-cell>
              <table:table-cell office:value-type="float" office:value="4.45303">
                <text:p>4.45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39064">
                <text:p>1.539064</text:p>
              </table:table-cell>
              <table:table-cell office:value-type="float" office:value="4.36176">
                <text:p>4.36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3922">
                <text:p>1.53922</text:p>
              </table:table-cell>
              <table:table-cell office:value-type="float" office:value="4.36108">
                <text:p>4.36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6336">
                <text:p>1.56336</text:p>
              </table:table-cell>
              <table:table-cell office:value-type="float" office:value="4.32719">
                <text:p>4.327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63528">
                <text:p>1.563528</text:p>
              </table:table-cell>
              <table:table-cell office:value-type="float" office:value="4.55268">
                <text:p>4.552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88716">
                <text:p>1.588716</text:p>
              </table:table-cell>
              <table:table-cell office:value-type="float" office:value="4.36452">
                <text:p>4.36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88872">
                <text:p>1.588872</text:p>
              </table:table-cell>
              <table:table-cell office:value-type="float" office:value="4.36658">
                <text:p>4.366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1462">
                <text:p>1.61462</text:p>
              </table:table-cell>
              <table:table-cell office:value-type="float" office:value="4.6994">
                <text:p>4.69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14792">
                <text:p>1.614792</text:p>
              </table:table-cell>
              <table:table-cell office:value-type="float" office:value="4.48302">
                <text:p>4.483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39988">
                <text:p>1.639988</text:p>
              </table:table-cell>
              <table:table-cell office:value-type="float" office:value="4.36245">
                <text:p>4.362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640148">
                <text:p>1.640148</text:p>
              </table:table-cell>
              <table:table-cell office:value-type="float" office:value="4.36452">
                <text:p>4.364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69052">
                <text:p>1.669052</text:p>
              </table:table-cell>
              <table:table-cell office:value-type="float" office:value="4.37884">
                <text:p>4.378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69224">
                <text:p>1.669224</text:p>
              </table:table-cell>
              <table:table-cell office:value-type="float" office:value="4.56734">
                <text:p>4.567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94448">
                <text:p>1.694448</text:p>
              </table:table-cell>
              <table:table-cell office:value-type="float" office:value="4.57552">
                <text:p>4.575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694608">
                <text:p>1.694608</text:p>
              </table:table-cell>
              <table:table-cell office:value-type="float" office:value="4.3597">
                <text:p>4.35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19312">
                <text:p>1.719312</text:p>
              </table:table-cell>
              <table:table-cell office:value-type="float" office:value="4.45088">
                <text:p>4.450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719464">
                <text:p>1.719464</text:p>
              </table:table-cell>
              <table:table-cell office:value-type="float" office:value="4.67493">
                <text:p>4.674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4472">
                <text:p>1.74472</text:p>
              </table:table-cell>
              <table:table-cell office:value-type="float" office:value="4.57336">
                <text:p>4.57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744872">
                <text:p>1.744872</text:p>
              </table:table-cell>
              <table:table-cell office:value-type="float" office:value="4.35558">
                <text:p>4.355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69632">
                <text:p>1.769632</text:p>
              </table:table-cell>
              <table:table-cell office:value-type="float" office:value="4.4423">
                <text:p>4.44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7698">
                <text:p>1.7698</text:p>
              </table:table-cell>
              <table:table-cell office:value-type="float" office:value="4.66142">
                <text:p>4.66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95048">
                <text:p>1.795048</text:p>
              </table:table-cell>
              <table:table-cell office:value-type="float" office:value="4.57192">
                <text:p>4.571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95204">
                <text:p>1.795204</text:p>
              </table:table-cell>
              <table:table-cell office:value-type="float" office:value="4.57408">
                <text:p>4.574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819388">
                <text:p>1.819388</text:p>
              </table:table-cell>
              <table:table-cell office:value-type="float" office:value="4.5467">
                <text:p>4.54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19552">
                <text:p>1.819552</text:p>
              </table:table-cell>
              <table:table-cell office:value-type="float" office:value="4.54521">
                <text:p>4.545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44148">
                <text:p>1.844148</text:p>
              </table:table-cell>
              <table:table-cell office:value-type="float" office:value="4.46957">
                <text:p>4.469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44304">
                <text:p>1.844304</text:p>
              </table:table-cell>
              <table:table-cell office:value-type="float" office:value="4.47102">
                <text:p>4.47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69628">
                <text:p>1.869628</text:p>
              </table:table-cell>
              <table:table-cell office:value-type="float" office:value="4.7776">
                <text:p>4.77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6978">
                <text:p>1.86978</text:p>
              </table:table-cell>
              <table:table-cell office:value-type="float" office:value="4.56116">
                <text:p>4.561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894992">
                <text:p>1.894992</text:p>
              </table:table-cell>
              <table:table-cell office:value-type="float" office:value="4.36314">
                <text:p>4.363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895152">
                <text:p>1.895152</text:p>
              </table:table-cell>
              <table:table-cell office:value-type="float" office:value="4.57985">
                <text:p>4.579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23872">
                <text:p>1.923872</text:p>
              </table:table-cell>
              <table:table-cell office:value-type="float" office:value="4.59834">
                <text:p>4.598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24024">
                <text:p>1.924024</text:p>
              </table:table-cell>
              <table:table-cell office:value-type="float" office:value="4.59961">
                <text:p>4.599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48592">
                <text:p>1.948592</text:p>
              </table:table-cell>
              <table:table-cell office:value-type="float" office:value="4.70065">
                <text:p>4.70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48748">
                <text:p>1.948748</text:p>
              </table:table-cell>
              <table:table-cell office:value-type="float" office:value="4.47608">
                <text:p>4.476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73496">
                <text:p>1.973496</text:p>
              </table:table-cell>
              <table:table-cell office:value-type="float" office:value="4.66592">
                <text:p>4.665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7366">
                <text:p>1.97366</text:p>
              </table:table-cell>
              <table:table-cell office:value-type="float" office:value="4.66442">
                <text:p>4.664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9884">
                <text:p>1.99884</text:p>
              </table:table-cell>
              <table:table-cell office:value-type="float" office:value="4.36658">
                <text:p>4.366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99012">
                <text:p>1.999012</text:p>
              </table:table-cell>
              <table:table-cell office:value-type="float" office:value="4.58346">
                <text:p>4.583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23164">
                <text:p>2.023164</text:p>
              </table:table-cell>
              <table:table-cell office:value-type="float" office:value="4.77717">
                <text:p>4.777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23336">
                <text:p>2.023336</text:p>
              </table:table-cell>
              <table:table-cell office:value-type="float" office:value="4.77717">
                <text:p>4.777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49044">
                <text:p>2.049044</text:p>
              </table:table-cell>
              <table:table-cell office:value-type="float" office:value="4.48995">
                <text:p>4.489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492">
                <text:p>2.0492</text:p>
              </table:table-cell>
              <table:table-cell office:value-type="float" office:value="4.49273">
                <text:p>4.492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73368">
                <text:p>2.073368</text:p>
              </table:table-cell>
              <table:table-cell office:value-type="float" office:value="4.54969">
                <text:p>4.54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73548">
                <text:p>2.073548</text:p>
              </table:table-cell>
              <table:table-cell office:value-type="float" office:value="4.54521">
                <text:p>4.545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98228">
                <text:p>2.098228</text:p>
              </table:table-cell>
              <table:table-cell office:value-type="float" office:value="4.67418">
                <text:p>4.674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98396">
                <text:p>2.098396</text:p>
              </table:table-cell>
              <table:table-cell office:value-type="float" office:value="4.89912">
                <text:p>4.899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1237">
                <text:p>2.1237</text:p>
              </table:table-cell>
              <table:table-cell office:value-type="float" office:value="4.56187">
                <text:p>4.561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123868">
                <text:p>2.123868</text:p>
              </table:table-cell>
              <table:table-cell office:value-type="float" office:value="4.34464">
                <text:p>4.344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148024">
                <text:p>2.148024</text:p>
              </table:table-cell>
              <table:table-cell office:value-type="float" office:value="4.77717">
                <text:p>4.777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4818">
                <text:p>2.14818</text:p>
              </table:table-cell>
              <table:table-cell office:value-type="float" office:value="4.77953">
                <text:p>4.779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73884">
                <text:p>2.173884</text:p>
              </table:table-cell>
              <table:table-cell office:value-type="float" office:value="4.49343">
                <text:p>4.493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17404">
                <text:p>2.17404</text:p>
              </table:table-cell>
              <table:table-cell office:value-type="float" office:value="4.7074">
                <text:p>4.70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198264">
                <text:p>2.198264</text:p>
              </table:table-cell>
              <table:table-cell office:value-type="float" office:value="4.7662">
                <text:p>4.76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19842">
                <text:p>2.19842</text:p>
              </table:table-cell>
              <table:table-cell office:value-type="float" office:value="4.53924">
                <text:p>4.539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24656">
                <text:p>2.224656</text:p>
              </table:table-cell>
              <table:table-cell office:value-type="float" office:value="4.82217">
                <text:p>4.822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24816">
                <text:p>2.224816</text:p>
              </table:table-cell>
              <table:table-cell office:value-type="float" office:value="4.82144">
                <text:p>4.82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53576">
                <text:p>2.253576</text:p>
              </table:table-cell>
              <table:table-cell office:value-type="float" office:value="4.59198">
                <text:p>4.591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53728">
                <text:p>2.253728</text:p>
              </table:table-cell>
              <table:table-cell office:value-type="float" office:value="4.59325">
                <text:p>4.59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78308">
                <text:p>2.278308</text:p>
              </table:table-cell>
              <table:table-cell office:value-type="float" office:value="4.69837">
                <text:p>4.698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7846">
                <text:p>2.27846</text:p>
              </table:table-cell>
              <table:table-cell office:value-type="float" office:value="4.69837">
                <text:p>4.698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303704">
                <text:p>2.303704</text:p>
              </table:table-cell>
              <table:table-cell office:value-type="float" office:value="4.57552">
                <text:p>4.575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03856">
                <text:p>2.303856</text:p>
              </table:table-cell>
              <table:table-cell office:value-type="float" office:value="4.57552">
                <text:p>4.575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328524">
                <text:p>2.328524</text:p>
              </table:table-cell>
              <table:table-cell office:value-type="float" office:value="4.68171">
                <text:p>4.681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328704">
                <text:p>2.328704</text:p>
              </table:table-cell>
              <table:table-cell office:value-type="float" office:value="4.89912">
                <text:p>4.899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353944">
                <text:p>2.353944</text:p>
              </table:table-cell>
              <table:table-cell office:value-type="float" office:value="4.78888">
                <text:p>4.788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3541">
                <text:p>2.3541</text:p>
              </table:table-cell>
              <table:table-cell office:value-type="float" office:value="4.57552">
                <text:p>4.575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379788">
                <text:p>2.379788</text:p>
              </table:table-cell>
              <table:table-cell office:value-type="float" office:value="4.71031">
                <text:p>4.710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379944">
                <text:p>2.379944</text:p>
              </table:table-cell>
              <table:table-cell office:value-type="float" office:value="4.92442">
                <text:p>4.924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404204">
                <text:p>2.404204</text:p>
              </table:table-cell>
              <table:table-cell office:value-type="float" office:value="4.75917">
                <text:p>4.759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40436">
                <text:p>2.40436</text:p>
              </table:table-cell>
              <table:table-cell office:value-type="float" office:value="4.53255">
                <text:p>4.532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429648">
                <text:p>2.429648</text:p>
              </table:table-cell>
              <table:table-cell office:value-type="float" office:value="4.56689">
                <text:p>4.566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298">
                <text:p>2.4298</text:p>
              </table:table-cell>
              <table:table-cell office:value-type="float" office:value="4.78511">
                <text:p>4.785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4544">
                <text:p>2.4544</text:p>
              </table:table-cell>
              <table:table-cell office:value-type="float" office:value="4.69457">
                <text:p>4.694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454576">
                <text:p>2.454576</text:p>
              </table:table-cell>
              <table:table-cell office:value-type="float" office:value="4.69002">
                <text:p>4.69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7932">
                <text:p>2.47932</text:p>
              </table:table-cell>
              <table:table-cell office:value-type="float" office:value="4.66292">
                <text:p>4.662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79492">
                <text:p>2.479492</text:p>
              </table:table-cell>
              <table:table-cell office:value-type="float" office:value="4.66367">
                <text:p>4.663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504624">
                <text:p>2.504624</text:p>
              </table:table-cell>
              <table:table-cell office:value-type="float" office:value="4.81083">
                <text:p>4.810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50478">
                <text:p>2.50478</text:p>
              </table:table-cell>
              <table:table-cell office:value-type="float" office:value="4.59506">
                <text:p>4.595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529012">
                <text:p>2.529012</text:p>
              </table:table-cell>
              <table:table-cell office:value-type="float" office:value="4.76464">
                <text:p>4.764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29168">
                <text:p>2.529168</text:p>
              </table:table-cell>
              <table:table-cell office:value-type="float" office:value="4.76464">
                <text:p>4.76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554852">
                <text:p>2.554852</text:p>
              </table:table-cell>
              <table:table-cell office:value-type="float" office:value="4.71104">
                <text:p>4.711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555004">
                <text:p>2.555004</text:p>
              </table:table-cell>
              <table:table-cell office:value-type="float" office:value="4.71177">
                <text:p>4.711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579776">
                <text:p>2.579776</text:p>
              </table:table-cell>
              <table:table-cell office:value-type="float" office:value="4.66217">
                <text:p>4.662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579928">
                <text:p>2.579928</text:p>
              </table:table-cell>
              <table:table-cell office:value-type="float" office:value="4.88418">
                <text:p>4.884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605084">
                <text:p>2.605084</text:p>
              </table:table-cell>
              <table:table-cell office:value-type="float" office:value="4.59143">
                <text:p>4.591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05256">
                <text:p>2.605256</text:p>
              </table:table-cell>
              <table:table-cell office:value-type="float" office:value="4.80627">
                <text:p>4.806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629408">
                <text:p>2.629408</text:p>
              </table:table-cell>
              <table:table-cell office:value-type="float" office:value="4.77717">
                <text:p>4.777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629588">
                <text:p>2.629588</text:p>
              </table:table-cell>
              <table:table-cell office:value-type="float" office:value="4.54819">
                <text:p>4.548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654252">
                <text:p>2.654252</text:p>
              </table:table-cell>
              <table:table-cell office:value-type="float" office:value="4.67719">
                <text:p>4.677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65442">
                <text:p>2.65442</text:p>
              </table:table-cell>
              <table:table-cell office:value-type="float" office:value="4.90228">
                <text:p>4.902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79632">
                <text:p>2.679632</text:p>
              </table:table-cell>
              <table:table-cell office:value-type="float" office:value="4.79643">
                <text:p>4.796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79788">
                <text:p>2.679788</text:p>
              </table:table-cell>
              <table:table-cell office:value-type="float" office:value="4.58057">
                <text:p>4.580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04372">
                <text:p>2.704372</text:p>
              </table:table-cell>
              <table:table-cell office:value-type="float" office:value="4.69685">
                <text:p>4.696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04552">
                <text:p>2.704552</text:p>
              </table:table-cell>
              <table:table-cell office:value-type="float" office:value="4.6923">
                <text:p>4.69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729784">
                <text:p>2.729784</text:p>
              </table:table-cell>
              <table:table-cell office:value-type="float" office:value="4.79039">
                <text:p>4.79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72994">
                <text:p>2.72994</text:p>
              </table:table-cell>
              <table:table-cell office:value-type="float" office:value="4.79492">
                <text:p>4.794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754696">
                <text:p>2.754696</text:p>
              </table:table-cell>
              <table:table-cell office:value-type="float" office:value="4.66442">
                <text:p>4.664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54848">
                <text:p>2.754848</text:p>
              </table:table-cell>
              <table:table-cell office:value-type="float" office:value="4.66517">
                <text:p>4.665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79">
                <text:p>2.779</text:p>
              </table:table-cell>
              <table:table-cell office:value-type="float" office:value="4.78111">
                <text:p>4.781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779152">
                <text:p>2.779152</text:p>
              </table:table-cell>
              <table:table-cell office:value-type="float" office:value="4.78111">
                <text:p>4.78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80442">
                <text:p>2.80442</text:p>
              </table:table-cell>
              <table:table-cell office:value-type="float" office:value="4.78888">
                <text:p>4.788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0458">
                <text:p>2.80458</text:p>
              </table:table-cell>
              <table:table-cell office:value-type="float" office:value="4.78737">
                <text:p>4.787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8292">
                <text:p>2.8292</text:p>
              </table:table-cell>
              <table:table-cell office:value-type="float" office:value="4.68927">
                <text:p>4.689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29356">
                <text:p>2.829356</text:p>
              </table:table-cell>
              <table:table-cell office:value-type="float" office:value="4.69002">
                <text:p>4.69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854624">
                <text:p>2.854624</text:p>
              </table:table-cell>
              <table:table-cell office:value-type="float" office:value="4.78813">
                <text:p>4.78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85478">
                <text:p>2.85478</text:p>
              </table:table-cell>
              <table:table-cell office:value-type="float" office:value="4.78813">
                <text:p>4.788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879952">
                <text:p>2.879952</text:p>
              </table:table-cell>
              <table:table-cell office:value-type="float" office:value="4.80627">
                <text:p>4.806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880104">
                <text:p>2.880104</text:p>
              </table:table-cell>
              <table:table-cell office:value-type="float" office:value="4.80703">
                <text:p>4.807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08412">
                <text:p>2.908412</text:p>
              </table:table-cell>
              <table:table-cell office:value-type="float" office:value="4.6662">
                <text:p>4.66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08576">
                <text:p>2.908576</text:p>
              </table:table-cell>
              <table:table-cell office:value-type="float" office:value="4.66423">
                <text:p>4.664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33692">
                <text:p>2.933692</text:p>
              </table:table-cell>
              <table:table-cell office:value-type="float" office:value="4.8154">
                <text:p>4.8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33844">
                <text:p>2.933844</text:p>
              </table:table-cell>
              <table:table-cell office:value-type="float" office:value="4.81769">
                <text:p>4.81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58008">
                <text:p>2.958008</text:p>
              </table:table-cell>
              <table:table-cell office:value-type="float" office:value="4.55119">
                <text:p>4.551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5818">
                <text:p>2.95818</text:p>
              </table:table-cell>
              <table:table-cell office:value-type="float" office:value="4.77482">
                <text:p>4.774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83904">
                <text:p>2.983904</text:p>
              </table:table-cell>
              <table:table-cell office:value-type="float" office:value="4.91453">
                <text:p>4.914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84056">
                <text:p>2.984056</text:p>
              </table:table-cell>
              <table:table-cell office:value-type="float" office:value="4.70449">
                <text:p>4.704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08268">
                <text:p>3.008268</text:p>
              </table:table-cell>
              <table:table-cell office:value-type="float" office:value="4.76933">
                <text:p>4.769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0842">
                <text:p>3.00842</text:p>
              </table:table-cell>
              <table:table-cell office:value-type="float" office:value="4.76933">
                <text:p>4.769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34172">
                <text:p>3.034172</text:p>
              </table:table-cell>
              <table:table-cell office:value-type="float" office:value="4.6994">
                <text:p>4.69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34324">
                <text:p>3.034324</text:p>
              </table:table-cell>
              <table:table-cell office:value-type="float" office:value="4.6994">
                <text:p>4.69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59504">
                <text:p>3.059504</text:p>
              </table:table-cell>
              <table:table-cell office:value-type="float" office:value="4.80552">
                <text:p>4.805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5968">
                <text:p>3.05968</text:p>
              </table:table-cell>
              <table:table-cell office:value-type="float" office:value="4.80097">
                <text:p>4.80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